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fo:padding="0.0194in" fo:border-left="0.0347in solid #000000" fo:border-right="none" fo:border-top="none" fo:border-bottom="0.0007in solid #000000"/>
    </style:style>
    <style:style style:name="t16.B5" style:family="table-cell">
      <style:table-cell-properties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194in" fo:border-left="0.0347in solid #000000" fo:border-right="none" fo:border-top="none" fo:border-bottom="0.0347in solid #000000"/>
    </style:style>
    <style:style style:name="t16.B8" style:family="table-cell">
      <style:table-cell-properties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194in" fo:border-left="0.0347in solid #000000" fo:border-right="none" fo:border-top="none" fo:border-bottom="0.0007in solid #000000"/>
    </style:style>
    <style:style style:name="t17.B5" style:family="table-cell">
      <style:table-cell-properties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194in" fo:border-left="0.0347in solid #000000" fo:border-right="none" fo:border-top="none" fo:border-bottom="0.0347in solid #000000"/>
    </style:style>
    <style:style style:name="t17.B8" style:family="table-cell">
      <style:table-cell-properties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fo:padding="0.0194in" fo:border-left="0.0347in solid #000000" fo:border-right="none" fo:border-top="none" fo:border-bottom="0.0007in solid #000000"/>
    </style:style>
    <style:style style:name="t23.B5" style:family="table-cell">
      <style:table-cell-properties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194in" fo:border-left="0.0347in solid #000000" fo:border-right="none" fo:border-top="none" fo:border-bottom="0.0347in solid #000000"/>
    </style:style>
    <style:style style:name="t23.B9" style:family="table-cell">
      <style:table-cell-properties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fo:padding="0.0194in" fo:border-left="0.0347in solid #000000" fo:border-right="none" fo:border-top="none" fo:border-bottom="0.0007in solid #000000"/>
    </style:style>
    <style:style style:name="t24.B5" style:family="table-cell">
      <style:table-cell-properties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fo:padding="0.0194in" fo:border-left="0.0347in solid #000000" fo:border-right="none" fo:border-top="none" fo:border-bottom="0.0347in solid #000000"/>
    </style:style>
    <style:style style:name="t24.B9" style:family="table-cell">
      <style:table-cell-properties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194in" fo:border-left="0.0347in solid #000000" fo:border-right="none" fo:border-top="none" fo:border-bottom="0.0007in solid #000000"/>
    </style:style>
    <style:style style:name="t18.B5" style:family="table-cell">
      <style:table-cell-properties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194in" fo:border-left="0.0347in solid #000000" fo:border-right="none" fo:border-top="none" fo:border-bottom="0.0347in solid #000000"/>
    </style:style>
    <style:style style:name="t18.B8" style:family="table-cell">
      <style:table-cell-properties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194in" fo:border-left="0.0347in solid #000000" fo:border-right="none" fo:border-top="none" fo:border-bottom="0.0007in solid #000000"/>
    </style:style>
    <style:style style:name="t1.B5" style:family="table-cell">
      <style:table-cell-properties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fo:padding="0.0194in" fo:border-left="0.0347in solid #000000" fo:border-right="none" fo:border-top="none" fo:border-bottom="0.0347in solid #000000"/>
    </style:style>
    <style:style style:name="t1.B12" style:family="table-cell">
      <style:table-cell-properties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194in" fo:border-left="0.0347in solid #000000" fo:border-right="none" fo:border-top="none" fo:border-bottom="0.0007in solid #000000"/>
    </style:style>
    <style:style style:name="t2.B5" style:family="table-cell">
      <style:table-cell-properties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fo:padding="0.0194in" fo:border-left="0.0347in solid #000000" fo:border-right="none" fo:border-top="none" fo:border-bottom="0.0347in solid #000000"/>
    </style:style>
    <style:style style:name="t2.B9" style:family="table-cell">
      <style:table-cell-properties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194in" fo:border-left="0.0347in solid #000000" fo:border-right="none" fo:border-top="none" fo:border-bottom="0.0007in solid #000000"/>
    </style:style>
    <style:style style:name="t3.B5" style:family="table-cell">
      <style:table-cell-properties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fo:padding="0.0194in" fo:border-left="0.0347in solid #000000" fo:border-right="none" fo:border-top="none" fo:border-bottom="0.0347in solid #000000"/>
    </style:style>
    <style:style style:name="t3.B13" style:family="table-cell">
      <style:table-cell-properties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194in" fo:border-left="0.0347in solid #000000" fo:border-right="none" fo:border-top="none" fo:border-bottom="0.0007in solid #000000"/>
    </style:style>
    <style:style style:name="t4.B5" style:family="table-cell">
      <style:table-cell-properties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fo:padding="0.0194in" fo:border-left="0.0347in solid #000000" fo:border-right="none" fo:border-top="none" fo:border-bottom="0.0347in solid #000000"/>
    </style:style>
    <style:style style:name="t4.B9" style:family="table-cell">
      <style:table-cell-properties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194in" fo:border-left="0.0347in solid #000000" fo:border-right="none" fo:border-top="none" fo:border-bottom="0.0007in solid #000000"/>
    </style:style>
    <style:style style:name="t5.B5" style:family="table-cell">
      <style:table-cell-properties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194in" fo:border-left="0.0347in solid #000000" fo:border-right="none" fo:border-top="none" fo:border-bottom="0.0347in solid #000000"/>
    </style:style>
    <style:style style:name="t5.B8" style:family="table-cell">
      <style:table-cell-properties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194in" fo:border-left="0.0347in solid #000000" fo:border-right="none" fo:border-top="none" fo:border-bottom="0.0007in solid #000000"/>
    </style:style>
    <style:style style:name="t6.B5" style:family="table-cell">
      <style:table-cell-properties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fo:padding="0.0194in" fo:border-left="0.0347in solid #000000" fo:border-right="none" fo:border-top="none" fo:border-bottom="0.0347in solid #000000"/>
    </style:style>
    <style:style style:name="t6.B9" style:family="table-cell">
      <style:table-cell-properties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194in" fo:border-left="0.0347in solid #000000" fo:border-right="none" fo:border-top="none" fo:border-bottom="0.0007in solid #000000"/>
    </style:style>
    <style:style style:name="t7.B5" style:family="table-cell">
      <style:table-cell-properties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194in" fo:border-left="0.0347in solid #000000" fo:border-right="none" fo:border-top="none" fo:border-bottom="0.0347in solid #000000"/>
    </style:style>
    <style:style style:name="t7.B12" style:family="table-cell">
      <style:table-cell-properties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194in" fo:border-left="0.0347in solid #000000" fo:border-right="none" fo:border-top="none" fo:border-bottom="0.0007in solid #000000"/>
    </style:style>
    <style:style style:name="t8.B5" style:family="table-cell">
      <style:table-cell-properties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fo:padding="0.0194in" fo:border-left="0.0347in solid #000000" fo:border-right="none" fo:border-top="none" fo:border-bottom="0.0347in solid #000000"/>
    </style:style>
    <style:style style:name="t8.B12" style:family="table-cell">
      <style:table-cell-properties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194in" fo:border-left="0.0347in solid #000000" fo:border-right="none" fo:border-top="none" fo:border-bottom="0.0007in solid #000000"/>
    </style:style>
    <style:style style:name="t9.B5" style:family="table-cell">
      <style:table-cell-properties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fo:padding="0.0194in" fo:border-left="0.0347in solid #000000" fo:border-right="none" fo:border-top="none" fo:border-bottom="0.0347in solid #000000"/>
    </style:style>
    <style:style style:name="t9.B13" style:family="table-cell">
      <style:table-cell-properties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12.C5" style:family="table-cell">
      <style:table-cell-properties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12.C8" style:family="table-cell">
      <style:table-cell-properties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3.C5" style:family="table-cell">
      <style:table-cell-properties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3.C8" style:family="table-cell">
      <style:table-cell-properties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fo:padding="0.0194in" fo:border-left="0.0347in solid #000000" fo:border-right="none" fo:border-top="none" fo:border-bottom="0.0007in solid #000000"/>
    </style:style>
    <style:style style:name="t14.B5" style:family="table-cell">
      <style:table-cell-properties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194in" fo:border-left="0.0347in solid #000000" fo:border-right="none" fo:border-top="none" fo:border-bottom="0.0347in solid #000000"/>
    </style:style>
    <style:style style:name="t14.B9" style:family="table-cell">
      <style:table-cell-properties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fo:padding="0.0194in" fo:border-left="0.0347in solid #000000" fo:border-right="none" fo:border-top="none" fo:border-bottom="0.0007in solid #000000"/>
    </style:style>
    <style:style style:name="t15.B5" style:family="table-cell">
      <style:table-cell-properties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194in" fo:border-left="0.0347in solid #000000" fo:border-right="none" fo:border-top="none" fo:border-bottom="0.0347in solid #000000"/>
    </style:style>
    <style:style style:name="t15.B9" style:family="table-cell">
      <style:table-cell-properties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fo:padding="0.0194in" fo:border-left="0.0347in solid #000000" fo:border-right="none" fo:border-top="none" fo:border-bottom="0.0007in solid #000000"/>
    </style:style>
    <style:style style:name="t19.B5" style:family="table-cell">
      <style:table-cell-properties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fo:padding="0.0194in" fo:border-left="0.0347in solid #000000" fo:border-right="none" fo:border-top="none" fo:border-bottom="0.0347in solid #000000"/>
    </style:style>
    <style:style style:name="t19.B8" style:family="table-cell">
      <style:table-cell-properties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20.C5" style:family="table-cell">
      <style:table-cell-properties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20.C9" style:family="table-cell">
      <style:table-cell-properties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fo:padding="0.0194in" fo:border-left="0.0347in solid #000000" fo:border-right="none" fo:border-top="none" fo:border-bottom="0.0007in solid #000000"/>
    </style:style>
    <style:style style:name="t21.B5" style:family="table-cell">
      <style:table-cell-properties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fo:padding="0.0194in" fo:border-left="0.0347in solid #000000" fo:border-right="none" fo:border-top="none" fo:border-bottom="0.0347in solid #000000"/>
    </style:style>
    <style:style style:name="t21.B9" style:family="table-cell">
      <style:table-cell-properties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fo:padding="0.0194in" fo:border-left="0.0347in solid #000000" fo:border-right="none" fo:border-top="none" fo:border-bottom="0.0007in solid #000000"/>
    </style:style>
    <style:style style:name="t22.B5" style:family="table-cell">
      <style:table-cell-properties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fo:padding="0.0194in" fo:border-left="0.0347in solid #000000" fo:border-right="none" fo:border-top="none" fo:border-bottom="0.0347in solid #000000"/>
    </style:style>
    <style:style style:name="t22.B10" style:family="table-cell">
      <style:table-cell-properties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6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8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4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3" style:family="paragraph" style:parent-style-name="Text_20_body">
      <style:text-properties style:font-name="Arial" fo:font-size="10pt" style:font-size-asian="10pt" style:font-name-complex="Arial"/>
    </style:style>
    <style:style style:name="P4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Times New Roman" fo:font-size="10pt" style:font-size-asian="10pt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58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font-size="10pt" style:font-size-asian="10pt" style:font-size-complex="10pt"/>
    </style:style>
    <style:style style:name="P63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64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6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3pt" fo:language="en" fo:country="US" fo:font-weight="bold" style:font-size-asian="13pt" style:font-weight-asian="bold" style:font-name-complex="Arial" style:font-size-complex="13pt"/>
    </style:style>
    <style:style style:name="P67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0" style:family="paragraph" style:parent-style-name="Heading_20_2">
      <style:text-properties style:font-name="Arial" fo:font-size="10pt" style:font-size-asian="10pt" style:font-size-complex="10pt"/>
    </style:style>
    <style:style style:name="P71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font-name-complex="Symbol1"/>
    </style:style>
    <style:style style:name="T5" style:family="text">
      <style:text-properties style:font-name="Arial"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6" style:family="text">
      <style:text-properties style:font-name="Arial" fo:language="en" fo:country="US" fo:font-weight="normal" style:font-name-asian="Arial" style:font-weight-asian="normal" style:font-name-complex="Arial" style:font-weight-complex="normal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9" style:family="text">
      <style:text-properties style:font-name="Arial" fo:font-size="10pt" style:font-size-asian="10pt" style:font-name-complex="Arial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2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3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5" style:family="text">
      <style:text-properties style:font-name="Arial" fo:font-size="10pt" fo:language="en" fo:country="US" style:font-size-asian="10pt" style:font-name-complex="Arial"/>
    </style:style>
    <style:style style:name="T16" style:family="text">
      <style:text-properties style:font-name="Arial" fo:font-size="10pt" fo:language="en" fo:country="US" style:font-size-asian="10pt" style:font-name-complex="Arial" style:font-size-complex="10pt"/>
    </style:style>
    <style:style style:name="T1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8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font-style-asian="italic" style:font-name-complex="Symbol1" style:font-style-complex="italic"/>
    </style:style>
    <style:style style:name="T23" style:family="text">
      <style:text-properties fo:language="en" fo:country="US" fo:font-style="italic" style:font-style-asian="italic" style:font-name-complex="Tahoma" style:font-style-complex="italic"/>
    </style:style>
    <style:style style:name="T24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25" style:family="text">
      <style:text-properties fo:language="en" fo:country="US" style:text-underline-style="solid" style:text-underline-width="auto" style:text-underline-color="font-color"/>
    </style:style>
    <style:style style:name="T26" style:family="text">
      <style:text-properties fo:language="en" fo:country="US" style:text-underline-style="solid" style:text-underline-width="auto" style:text-underline-color="font-color" style:font-name-complex="Arial"/>
    </style:style>
    <style:style style:name="T27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28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9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30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31" style:family="text">
      <style:text-properties fo:language="en" fo:country="US" style:font-weight-complex="bold"/>
    </style:style>
    <style:style style:name="T32" style:family="text">
      <style:text-properties fo:language="en" fo:country="US" style:font-name-asian="Symbol1" style:font-name-complex="Symbol1" style:font-weight-complex="bold"/>
    </style:style>
    <style:style style:name="T33" style:family="text">
      <style:text-properties fo:language="en" fo:country="US" style:font-name-complex="Symbol1"/>
    </style:style>
    <style:style style:name="T34" style:family="text">
      <style:text-properties fo:language="en" fo:country="US" style:font-name-complex="Symbol1" style:font-weight-complex="bold"/>
    </style:style>
    <style:style style:name="T35" style:family="text">
      <style:text-properties fo:language="en" fo:country="US" style:font-name-complex="Arial"/>
    </style:style>
    <style:style style:name="T36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37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8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9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40" style:family="text">
      <style:text-properties style:font-name="Symbol" fo:language="en" fo:country="US" style:font-name-complex="Symbol"/>
    </style:style>
    <style:style style:name="T41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2" style:family="text">
      <style:text-properties style:text-position="super 58%"/>
    </style:style>
    <style:style style:name="T43" style:family="text">
      <style:text-properties style:text-position="super 58%" style:text-underline-style="none"/>
    </style:style>
    <style:style style:name="T44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5" style:family="text">
      <style:text-properties style:text-position="super 58%" fo:language="en" fo:country="US" fo:font-style="italic" style:font-style-asian="italic" style:font-style-complex="italic"/>
    </style:style>
    <style:style style:name="T46" style:family="text">
      <style:text-properties style:text-position="super 58%" style:font-name="Arial"/>
    </style:style>
    <style:style style:name="T47" style:family="text">
      <style:text-properties style:text-position="super 58%" style:font-name="Times New Roman1"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name-complex="Symbol1" style:font-style-complex="italic"/>
    </style:style>
    <style:style style:name="T50" style:family="text">
      <style:text-properties style:text-position="sub 58%"/>
    </style:style>
    <style:style style:name="T51" style:family="text">
      <style:text-properties style:text-position="sub 58%" fo:language="en" fo:country="US"/>
    </style:style>
    <style:style style:name="T52" style:family="text">
      <style:text-properties style:text-position="sub 58%" fo:language="en" fo:country="US" fo:font-style="italic" style:font-style-asian="italic" style:font-style-complex="italic"/>
    </style:style>
    <style:style style:name="T53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5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55" style:family="text">
      <style:text-properties style:text-position="sub 58%" style:font-name="Times New Roman1" fo:language="ru" fo:country="RU" fo:font-style="normal" style:font-style-asian="normal" style:font-name-complex="Tahoma" style:font-style-complex="normal"/>
    </style:style>
    <style:style style:name="T5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7" style:family="text">
      <style:text-properties style:text-position="sub 58%" style:font-name="Times New Roman1" fo:language="en" fo:country="US" fo:font-style="italic" style:font-style-asian="italic" style:font-name-complex="Tahoma" style:font-style-complex="italic"/>
    </style:style>
    <style:style style:name="T58" style:family="text">
      <style:text-properties style:text-position="sub 58%" style:font-name="Times New Roman"/>
    </style:style>
    <style:style style:name="T59" style:family="text">
      <style:text-properties style:text-position="sub 58%" style:font-name="Times New Roman" fo:language="en" fo:country="US"/>
    </style:style>
    <style:style style:name="T6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6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2" style:family="text">
      <style:text-properties style:text-position="sub 58%" fo:font-style="italic" style:font-style-asian="italic" style:font-style-complex="italic"/>
    </style:style>
    <style:style style:name="T63" style:family="text">
      <style:text-properties fo:language="ru" fo:country="RU"/>
    </style:style>
    <style:style style:name="T64" style:family="text">
      <style:text-properties fo:language="ru" fo:country="RU" fo:font-style="italic" style:font-style-asian="italic" style:font-name-complex="Tahoma" style:font-style-complex="italic"/>
    </style:style>
    <style:style style:name="T65" style:family="text">
      <style:text-properties style:font-name="Times New Roman1" fo:font-style="italic" style:font-style-asian="italic" style:font-style-complex="italic"/>
    </style:style>
    <style:style style:name="T66" style:family="text">
      <style:text-properties style:font-name="Times New Roman1" fo:language="ru" fo:country="RU" fo:font-style="italic" style:font-style-asian="italic" style:font-style-complex="italic"/>
    </style:style>
    <style:style style:name="T67" style:family="text">
      <style:text-properties style:font-name="Times New Roman1" fo:language="ru" fo:country="RU" fo:font-style="italic" style:font-style-asian="italic" style:font-name-complex="Tahoma" style:font-style-complex="italic"/>
    </style:style>
    <style:style style:name="T68" style:family="text">
      <style:text-properties style:font-name="Times New Roman1" fo:language="en" fo:country="US" fo:font-style="normal" style:font-style-asian="normal" style:font-style-complex="normal"/>
    </style:style>
    <style:style style:name="T69" style:family="text">
      <style:text-properties style:font-name="Times New Roman"/>
    </style:style>
    <style:style style:name="T70" style:family="text">
      <style:text-properties style:font-name="Times New Roman" fo:language="en" fo:country="US" fo:background-color="transparent"/>
    </style:style>
    <style:style style:name="T71" style:family="text">
      <style:text-properties style:font-name="Times New Roman" style:font-name-complex="Symbol1"/>
    </style:style>
    <style:style style:name="T72" style:family="text">
      <style:text-properties style:text-position="0% 100%"/>
    </style:style>
    <style:style style:name="T73" style:family="text">
      <style:text-properties style:text-position="0% 100%" style:font-name-asian="Times New Roman" style:font-name-complex="Times New Roman"/>
    </style:style>
    <style:style style:name="T74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5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6" style:family="text">
      <style:text-properties style:text-position="0% 100%" style:text-underline-style="none"/>
    </style:style>
    <style:style style:name="T7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7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80" style:family="text">
      <style:text-properties style:text-position="0% 100%" fo:language="en" fo:country="US" fo:font-style="italic" style:font-style-asian="italic" style:font-style-complex="italic"/>
    </style:style>
    <style:style style:name="T81" style:family="text">
      <style:text-properties style:text-position="0% 100%" fo:language="en" fo:country="US" fo:font-style="normal" style:font-style-asian="normal" style:font-style-complex="normal"/>
    </style:style>
    <style:style style:name="T82" style:family="text">
      <style:text-properties style:text-position="0% 100%" fo:language="ru" fo:country="RU" fo:font-style="normal" style:font-style-asian="normal" style:font-style-complex="normal"/>
    </style:style>
    <style:style style:name="T83" style:family="text">
      <style:text-properties style:text-position="0% 100%" fo:font-style="normal" style:font-style-asian="normal" style:font-style-complex="normal"/>
    </style:style>
    <style:style style:name="T84" style:family="text">
      <style:text-properties style:font-name-complex="Tahoma"/>
    </style:style>
    <style:style style:name="T85" style:family="text">
      <style:text-properties style:use-window-font-color="true"/>
    </style:style>
    <style:style style:name="T86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89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90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1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2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3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4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5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6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7" style:family="text">
      <style:text-properties style:use-window-font-color="true" style:text-position="super 58%"/>
    </style:style>
    <style:style style:name="T98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9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00" style:family="text">
      <style:text-properties style:use-window-font-color="true" style:text-position="super 58%" fo:language="en" fo:country="US" style:font-name-complex="Times New Roman"/>
    </style:style>
    <style:style style:name="T101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2" style:family="text">
      <style:text-properties style:use-window-font-color="true" style:text-position="0% 100%"/>
    </style:style>
    <style:style style:name="T103" style:family="text">
      <style:text-properties style:use-window-font-color="true" style:text-position="0% 100%" fo:language="en" fo:country="US"/>
    </style:style>
    <style:style style:name="T104" style:family="text">
      <style:text-properties style:use-window-font-color="true" style:text-position="0% 100%" fo:language="en" fo:country="US" style:font-name-asian="Symbol1" style:font-name-complex="Symbol1"/>
    </style:style>
    <style:style style:name="T105" style:family="text">
      <style:text-properties style:use-window-font-color="true" style:text-position="0% 100%" fo:language="en" fo:country="US" style:font-name-complex="Times New Roman"/>
    </style:style>
    <style:style style:name="T106" style:family="text">
      <style:text-properties style:use-window-font-color="true" style:text-position="0% 100%" fo:language="en" fo:country="US" style:font-name-complex="Symbol1"/>
    </style:style>
    <style:style style:name="T107" style:family="text">
      <style:text-properties style:use-window-font-color="true" style:text-position="0% 100%" style:font-name="Symbol1" fo:language="en" fo:country="US" style:font-name-complex="Symbol1"/>
    </style:style>
    <style:style style:name="T108" style:family="text">
      <style:text-properties style:use-window-font-color="true" style:text-position="0% 100%" style:font-name="Arial" fo:language="en" fo:country="US" style:font-name-complex="Symbol1"/>
    </style:style>
    <style:style style:name="T109" style:family="text">
      <style:text-properties style:use-window-font-color="true" style:text-underline-style="solid" style:text-underline-width="auto" style:text-underline-color="font-color"/>
    </style:style>
    <style:style style:name="T110" style:family="text">
      <style:text-properties style:use-window-font-color="true" style:font-name="Symbol1" fo:language="en" fo:country="US" style:text-underline-style="solid" style:text-underline-width="auto" style:text-underline-color="font-color" style:font-name-complex="Symbol1"/>
    </style:style>
    <style:style style:name="T111" style:family="text">
      <style:text-properties style:use-window-font-color="true" style:font-name="Symbol1" fo:language="en" fo:country="US" style:font-name-complex="Symbol1"/>
    </style:style>
    <style:style style:name="T112" style:family="text">
      <style:text-properties style:use-window-font-color="true" fo:language="en" fo:country="US"/>
    </style:style>
    <style:style style:name="T113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14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5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6" style:family="text">
      <style:text-properties style:use-window-font-color="true" style:font-name="Arial" fo:language="en" fo:country="US" style:text-underline-style="solid" style:text-underline-width="auto" style:text-underline-color="font-color" style:font-name-complex="Symbol1"/>
    </style:style>
    <style:style style:name="T117" style:family="text">
      <style:text-properties style:use-window-font-color="true" style:font-name="Arial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18" style:family="text">
      <style:text-properties style:use-window-font-color="true" style:font-name="Arial" fo:language="en" fo:country="US" style:font-name-complex="Symbol1"/>
    </style:style>
    <style:style style:name="T119" style:family="text">
      <style:text-properties style:use-window-font-color="true" style:font-name="Times New Roman1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120" style:family="text">
      <style:text-properties style:font-name-asian="Times New Roman" style:font-name-complex="Times New Roman"/>
    </style:style>
    <style:style style:name="T121" style:family="text">
      <style:text-properties style:font-name-complex="Symbol1"/>
    </style:style>
    <style:style style:name="T122" style:family="text">
      <style:text-properties style:font-name-complex="Arial"/>
    </style:style>
    <style:style style:name="T123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24" style:family="text">
      <style:text-properties style:font-name="Symbol1" fo:language="en" fo:country="US" style:font-name-complex="Symbol1"/>
    </style:style>
    <style:style style:name="T125" style:family="text">
      <style:text-properties style:font-name-complex="Times New Roman"/>
    </style:style>
    <style:style style:name="T126" style:family="text">
      <style:text-properties style:font-name="Arial1" fo:language="en" fo:country="US"/>
    </style:style>
    <style:style style:name="T127" style:family="text">
      <style:text-properties style:font-name="Symbol2"/>
    </style:style>
    <style:style style:name="T128" style:family="text">
      <style:text-properties style:font-name="Symbol2" fo:language="en" fo:country="US"/>
    </style:style>
    <style:style style:name="T129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CALIBRATION CERTIFICATE</text:p>
      <text:p text:style-name="P8"/>
      <text:p text:style-name="P29"><text:span text:style-name="T15">Type: </text:span><text:span text:style-name="T13">Radiation monitor AT1117M</text:span><text:span text:style-name="T17"><text:tab/></text:span><text:span text:style-name="T15">Date of calibration: </text:span><text:span text:style-name="T14">$date</text:span><text:span text:style-name="T11">.</text:span></text:p>
      <text:p text:style-name="P6"/>
      <text:p text:style-name="P9"/>
      <text:p text:style-name="Standard"><text:span text:style-name="T15">SN</text:span><text:span text:style-name="T9">: </text:span><text:span text:style-name="T12">$serial</text:span></text:p>
      <text:p text:style-name="Standard"/>
      <table:table table:name="tml0" table:style-name="tml0">
        <table:table-column table:style-name="tml0.A"/>
        <table:table-row>
          <table:table-cell table:style-name="tml0.A1" office:value-type="string">
            <text:p text:style-name="P60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5"><text:span text:style-name="T20">PU detector</text:span>: 1.0 <text:span text:style-name="T124"></text:span><text:span text:style-name="T20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5"><text:span text:style-name="T20">PU detector</text:span>: 1.0 <text:span text:style-name="T124"></text:span><text:span text:style-name="T20">Sv/h</text:span> – <text:span text:style-name="T20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5"><text:span text:style-name="T126">PU-2 detector: 1.0 </text:span><text:span text:style-name="T127">m</text:span><text:span text:style-name="T126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5"><text:span text:style-name="T126">PU-2 detector: 1.0 </text:span><text:span text:style-name="T127">m</text:span><text:span text:style-name="T126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5"><text:span text:style-name="T20">PU-4 detector</text:span>: <text:span text:style-name="T20">0</text:span>.<text:span text:style-name="T20">3</text:span> Sv/h – <text:span text:style-name="T20">0</text:span>.<text:span text:style-name="T20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5"><text:span text:style-name="T20">BDKG-01</text:span>: <text:span text:style-name="T20">0</text:span>.<text:span text:style-name="T20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5"><text:span text:style-name="T20">BDKG</text:span><text:span text:style-name="T63">-03</text:span>: <text:span text:style-name="T20">30</text:span>.0 <text:span text:style-name="T63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5"><text:span text:style-name="T20">BDKG</text:span><text:span text:style-name="T63">-0</text:span><text:span text:style-name="T20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5"><text:span text:style-name="T20">BDKG</text:span><text:span text:style-name="T63">-0</text:span><text:span text:style-name="T20">5</text:span>: <text:span text:style-name="T20">30</text:span>.0 <text:span text:style-name="T63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5"><text:span text:style-name="T20">BDKG</text:span><text:span text:style-name="T63">-</text:span><text:span text:style-name="T20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5"><text:span text:style-name="T20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5"><text:span text:style-name="T20">BDKG</text:span><text:span text:style-name="T63">-</text:span><text:span text:style-name="T20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5"><text:span text:style-name="T20">BDKG</text:span><text:span text:style-name="T63">-</text:span><text:span text:style-name="T20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5"><text:span text:style-name="T126">BDKR-01: 0.05 </text:span><text:span text:style-name="T128">m</text:span><text:span text:style-name="T126">Sv/h – 100 </text:span><text:span text:style-name="T128">m</text:span><text:span text:style-name="T126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5"><text:span text:style-name="T31">BDPS-02: </text:span><text:span text:style-name="T32"></text:span><text:span text:style-name="T31"> 0.10 </text:span><text:span text:style-name="T34"></text:span><text:span text:style-name="T31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<text:span text:style-name="T20">Flux density</text:span> <text:span text:style-name="T20">measurement limits of </text:span>α <text:span text:style-name="T20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5"><text:span text:style-name="T20">BDPA</text:span>-01: <text:span text:style-name="T124"></text:span> 0.1 – 10<text:span text:style-name="T42">5</text:span> <text:span text:style-name="T20">min</text:span><text:span text:style-name="T42">-1</text:span><text:span text:style-name="T124"> </text:span><text:span text:style-name="T4">c</text:span><text:span text:style-name="T20">m</text:span><text:span text:style-name="T42">-2</text:span><text:span text:style-name="T72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28"><text:span text:style-name="T113">BDPA</text:span><text:span text:style-name="T85">-02: </text:span><text:span text:style-name="T110"></text:span><text:span text:style-name="T109"> 0.05 <text:s/>– 5</text:span><text:span text:style-name="T110"></text:span><text:span text:style-name="T109">10</text:span><text:span text:style-name="T101">4</text:span><text:span text:style-name="T19"> </text:span><text:span text:style-name="T113">min</text:span><text:span text:style-name="T101">-1</text:span><text:span text:style-name="T110"></text:span><text:span text:style-name="T116">c</text:span><text:span text:style-name="T113">m </text:span><text:span text:style-name="T101">-2</text:span><text:span text:style-name="T109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5"><text:span text:style-name="T112">BDPS</text:span>-02: <text:span text:style-name="T40"></text:span> 2.4 – 10<text:span text:style-name="T42">6</text:span> <text:span text:style-name="T112">min</text:span><text:span text:style-name="T42">-1</text:span><text:span text:style-name="T40"></text:span><text:span text:style-name="T118">c</text:span><text:span text:style-name="T112">m</text:span><text:span text:style-name="T42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<text:span text:style-name="T20">Flux density</text:span> <text:span text:style-name="T20">measurement limits of β</text:span> <text:span text:style-name="T20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5"><text:span text:style-name="T20">BDPB</text:span>-01: <text:span text:style-name="T124"></text:span> 1 –5<text:span text:style-name="T124"></text:span>10<text:span text:style-name="T42">5</text:span> <text:span text:style-name="T20">min</text:span><text:span text:style-name="T42">-1</text:span><text:span text:style-name="T124"></text:span><text:span text:style-name="T4">c</text:span><text:span text:style-name="T20">m</text:span><text:span text:style-name="T42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27"><text:span text:style-name="T112">BDPB</text:span><text:span text:style-name="T85">-02: </text:span><text:span text:style-name="T111"> </text:span><text:span text:style-name="T102">0.5 <text:s/>– 1.5</text:span><text:span text:style-name="T107"></text:span><text:span text:style-name="T102">10</text:span><text:span text:style-name="T97">5</text:span><text:span text:style-name="T72"> </text:span><text:span text:style-name="T103">min</text:span><text:span text:style-name="T97">-1</text:span><text:span text:style-name="T107"></text:span><text:span text:style-name="T108">c</text:span><text:span text:style-name="T103">m</text:span><text:span text:style-name="T97">-2</text:span><text:span text:style-name="T102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5"><text:span text:style-name="T112">BDPS</text:span>-02: <text:span text:style-name="T40"></text:span> 6.0 – 10<text:span text:style-name="T42">6</text:span> <text:span text:style-name="T112">min</text:span><text:span text:style-name="T42">-1</text:span><text:span text:style-name="T40"></text:span><text:span text:style-name="T118">c</text:span><text:span text:style-name="T112">m</text:span><text:span text:style-name="T43">-2</text:span><text:span text:style-name="T76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<text:span text:style-name="T20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5"><text:span text:style-name="T2">BDKN</text:span><text:span text:style-name="T63">-01</text:span>: 0.1 – <text:span text:style-name="T1">10</text:span><text:span text:style-name="T46">4</text:span> <text:span text:style-name="T20">s</text:span><text:span text:style-name="T42">-1</text:span><text:span text:style-name="T33">c</text:span><text:span text:style-name="T2">m</text:span><text:span text:style-name="T42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<text:span text:style-name="T20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5"><text:span text:style-name="T20">BDKN</text:span>-03: 0.1 <text:span text:style-name="T128">m</text:span><text:span text:style-name="T126">Sv/h</text:span> – 10.0 <text:span text:style-name="T31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0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5"><text:span text:style-name="T20">BDKG</text:span><text:span text:style-name="T63">-</text:span><text:span text:style-name="T20">30</text:span>: 0.0<text:span text:style-name="T20">2</text:span> <text:span text:style-name="T129"></text:span>Gy/h – <text:span text:style-name="T20">1</text:span> mGy/h;</text:p>
          </table:table-cell>
        </table:table-row>
      </table:table>
      <text:p text:style-name="Standard"><text:span text:style-name="T37">03: ± 20 %</text:span><text:span text:style-name="T38">БД</text:span></text:p>
      <text:p text:style-name="Standard"><text:span text:style-name="T16">Measurement error</text:span><text:span text:style-name="T10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5"><text:span text:style-name="T20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5"><text:span text:style-name="T20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5"><text:span text:style-name="T20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5"><text:span text:style-name="T20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5"><text:span text:style-name="T20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5"><text:span text:style-name="T20">BDKG-01</text:span>: ± <text:span text:style-name="T20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5"><text:span text:style-name="T20">BDKG</text:span><text:span text:style-name="T63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5"><text:span text:style-name="T20">BDKG</text:span><text:span text:style-name="T63">-0</text:span><text:span text:style-name="T20">4</text:span>: ± <text:span text:style-name="T20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5"><text:span text:style-name="T20">BDKG</text:span><text:span text:style-name="T63">-0</text:span><text:span text:style-name="T20">5</text:span>: ± <text:span text:style-name="T20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5"><text:span text:style-name="T20">BDKG</text:span><text:span text:style-name="T63">-</text:span><text:span text:style-name="T20">11</text:span>: ± <text:span text:style-name="T20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5"><text:span text:style-name="T20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5"><text:span text:style-name="T20">BDKG</text:span><text:span text:style-name="T63">-</text:span><text:span text:style-name="T20">24</text:span>: ± <text:span text:style-name="T20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5"><text:span text:style-name="T20">BDKG</text:span><text:span text:style-name="T63">-</text:span><text:span text:style-name="T20">30</text:span>: ± <text:span text:style-name="T20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5"><text:span text:style-name="T20">BDKG</text:span><text:span text:style-name="T63">-</text:span><text:span text:style-name="T20">32</text:span>: ± <text:span text:style-name="T20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5"><text:span text:style-name="T20">BDKN</text:span><text:span text:style-name="T63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5"><text:span text:style-name="T20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5"><text:span text:style-name="T20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26"><text:span text:style-name="T25">BDPA</text:span><text:span text:style-name="T19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5"><text:span text:style-name="T20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5"><text:span text:style-name="T20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5"><text:span text:style-name="T20">BDKR</text:span><text:span text:style-name="T63">-01</text:span>: ± <text:span text:style-name="T20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0" text:outline-level="2"><text:span text:style-name="T125">BDPS-02: </text:span><text:span text:style-name="T27"> </text:span><text:span text:style-name="T28">2,4 – 30 min</text:span><text:span text:style-name="T44">-1</text:span><text:span text:style-name="T27"> </text:span><text:span text:style-name="T28">sm</text:span><text:span text:style-name="T44">- 2 <text:s/></text:span><text:span text:style-name="T77">–</text:span><text:span text:style-name="T44"> <text:s/></text:span><text:span text:style-name="T78">± 30 %</text:span></text:h>
            <text:p text:style-name="P61"><text:span text:style-name="T79"> </text:span><text:span text:style-name="T77">30 <text:s/>– <text:s text:c="2"/>10</text:span><text:span text:style-name="T44">6</text:span><text:span text:style-name="T77"> min</text:span><text:span text:style-name="T44">-1</text:span><text:span text:style-name="T79"> </text:span><text:span text:style-name="T77">sm</text:span><text:span text:style-name="T44">- 2 <text:s/></text:span><text:span text:style-name="T77">–</text:span><text:span text:style-name="T44"> <text:s/></text:span><text:span text:style-name="T78">± 20 %</text:span></text:p>
            <text:list xml:id="list8258327811918837092" text:style-name="WW8Num2">
              <text:list-item>
                <text:p text:style-name="P67"><text:span text:style-name="T29"></text:span><text:span text:style-name="T30"> </text:span><text:span text:style-name="T28">6 – 10</text:span><text:span text:style-name="T44">6</text:span><text:span text:style-name="T28"> min</text:span><text:span text:style-name="T44">-1</text:span><text:span text:style-name="T27"></text:span><text:span text:style-name="T28"> sm</text:span><text:span text:style-name="T44">- 2 <text:s text:c="2"/></text:span><text:span text:style-name="T77">–</text:span><text:span text:style-name="T44"> <text:s/></text:span><text:span text:style-name="T78">± 20 %</text:span></text:p>
              </text:list-item>
            </text:list>
            <text:h text:style-name="P71" text:outline-level="2"><text:span text:style-name="T104"> </text:span><text:span text:style-name="T105">0.10 </text:span><text:span text:style-name="T106"></text:span><text:span text:style-name="T105">Sv/h – 30 mSv/h</text:span><text:span text:style-name="T100"> <text:s/></text:span><text:span text:style-name="T105">–</text:span><text:span text:style-name="T100"> <text:s/></text:span><text:span text:style-name="T105">± 20 %</text:span></text:h>
          </table:table-cell>
        </table:table-row>
      </table:table>
      <text:p text:style-name="P43"/>
      <text:p text:style-name="P7">Operating conditions:</text:p>
      <text:list xml:id="list1104152985074659586" text:style-name="L1">
        <text:list-item>
          <text:p text:style-name="P68"><text:span text:style-name="T35">Air temperature<text:tab/></text:span><text:span text:style-name="T122"><text:tab/><text:tab/><text:tab/>+</text:span><text:span text:style-name="T35">$temp</text:span><text:span text:style-name="T122"> °</text:span><text:span text:style-name="T35">C</text:span></text:p>
        </text:list-item>
        <text:list-item>
          <text:p text:style-name="P68"><text:span text:style-name="T35">Atmospheric pressure<text:tab/></text:span><text:span text:style-name="T35"><text:tab/><text:tab/><text:tab/>98,5 kPa</text:span></text:p>
        </text:list-item>
        <text:list-item>
          <text:p text:style-name="P68"><text:span text:style-name="T35">Relative humidity<text:tab/><text:tab/></text:span><text:span text:style-name="T35"><text:tab/><text:tab/>$vlag %</text:span></text:p>
        </text:list-item>
        <text:list-item>
          <text:p text:style-name="P6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62"><text:span text:style-name="T6">Calibration means</text:span><text:span text:style-name="T18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58">- $eng_facility_110<text:span text:style-name="T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58">- <text:span text:style-name="T20">$eng_facility_130</text:span><text:span text:style-name="T36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58">- <text:span text:style-name="T20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58">- $eng_facility_alpha<text:span text:style-name="T5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58"><text:span text:style-name="T63">- </text:span><text:span text:style-name="T36">$eng_facility_beta</text:span><text:span text:style-name="T117">;</text:span></text:p>
          </table:table-cell>
        </table:table-row>
      </table:table>
      <text:p text:style-name="P4"/>
      <text:p text:style-name="P10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0"><text:span text:style-name="T123">PU (</text:span><text:span text:style-name="T39"></text:span><text:span text:style-name="T1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16.B2" table:number-rows-spanned="3" office:value-type="string">
            <text:p text:style-name="P65">Radia-tion source <text:s/>number</text:p>
          </table:table-cell>
          <table:table-cell table:style-name="t16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16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6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6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16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9"><text:span text:style-name="T48">H</text:span><text:span text:style-name="T50">1</text:span></text:p>
          </table:table-cell>
          <table:table-cell table:style-name="t16.D3" office:value-type="string">
            <text:p text:style-name="P38"><text:span text:style-name="T21">H</text:span><text:span text:style-name="T50">2</text:span></text:p>
          </table:table-cell>
          <table:table-cell table:style-name="t16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3"><text:span text:style-name="T20">20</text:span> <text:span text:style-name="T63">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1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4" office:value-type="string">
            <text:p text:style-name="P20">±<text:span text:style-name="T20">20</text:span></text:p>
          </table:table-cell>
        </table:table-row>
        <table:table-row>
          <table:table-cell table:style-name="t16.A5" office:value-type="string">
            <text:p text:style-name="P13">7<text:span text:style-name="T20">0</text:span> <text:span text:style-name="T63">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1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3"><text:span text:style-name="T20">0,</text:span>7 <text:span text:style-name="T63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1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13">7 <text:span text:style-name="T63">mSv/h</text:span>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1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0"><text:span text:style-name="T123">PU-2 (</text:span><text:span text:style-name="T39"></text:span><text:span text:style-name="T1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17.B2" table:number-rows-spanned="3" office:value-type="string">
            <text:p text:style-name="P65">Radia-tion source <text:s/>number</text:p>
          </table:table-cell>
          <table:table-cell table:style-name="t17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17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7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7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17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9"><text:span text:style-name="T48">H</text:span><text:span text:style-name="T50">1</text:span></text:p>
          </table:table-cell>
          <table:table-cell table:style-name="t17.D3" office:value-type="string">
            <text:p text:style-name="P38"><text:span text:style-name="T21">H</text:span><text:span text:style-name="T50">2</text:span></text:p>
          </table:table-cell>
          <table:table-cell table:style-name="t17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3"><text:span text:style-name="T20">20</text:span> <text:span text:style-name="T63">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1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20">20</text:span></text:p>
          </table:table-cell>
        </table:table-row>
        <table:table-row>
          <table:table-cell table:style-name="t17.A5" office:value-type="string">
            <text:p text:style-name="P13">7<text:span text:style-name="T20">0</text:span> <text:span text:style-name="T63">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1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3"><text:span text:style-name="T20">0,</text:span>7 <text:span text:style-name="T63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1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3">7 <text:span text:style-name="T63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1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0"><text:span text:style-name="T123">PU (</text:span><text:span text:style-name="T39"></text:span><text:span text:style-name="T1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23.B2" table:number-rows-spanned="3" office:value-type="string">
            <text:p text:style-name="P65">Radia-tion source <text:s/>number</text:p>
          </table:table-cell>
          <table:table-cell table:style-name="t23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23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23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23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23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9"><text:span text:style-name="T48">H</text:span><text:span text:style-name="T50">1</text:span></text:p>
          </table:table-cell>
          <table:table-cell table:style-name="t23.D3" office:value-type="string">
            <text:p text:style-name="P38"><text:span text:style-name="T21">H</text:span><text:span text:style-name="T50">2</text:span></text:p>
          </table:table-cell>
          <table:table-cell table:style-name="t23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3"><text:span text:style-name="T20">20</text:span> <text:span text:style-name="T63">Sv/h</text:span></text:p>
          </table:table-cell>
          <table:table-cell table:style-name="t23.B5" office:value-type="string">
            <text:p text:style-name="P21">$23-30</text:p>
          </table:table-cell>
          <table:table-cell table:style-name="t23.B5" office:value-type="string">
            <text:p text:style-name="P21">$23-40</text:p>
          </table:table-cell>
          <table:table-cell table:style-name="t23.B5" office:value-type="string">
            <text:p text:style-name="P21">$23-50</text:p>
          </table:table-cell>
          <table:table-cell table:style-name="t23.B5" office:value-type="string">
            <text:p text:style-name="P21">$23-60</text:p>
          </table:table-cell>
          <table:table-cell table:style-name="t23.B5" office:value-type="string">
            <text:p text:style-name="P21">$23-70</text:p>
          </table:table-cell>
          <table:table-cell table:style-name="t23.B5" office:value-type="string">
            <text:p text:style-name="P21">$23-80</text:p>
          </table:table-cell>
          <table:table-cell table:style-name="t23.B5" office:value-type="string">
            <text:p text:style-name="P21">$23-00</text:p>
          </table:table-cell>
          <table:table-cell table:style-name="t23.B5" office:value-type="string">
            <text:p text:style-name="P21">$23-10</text:p>
          </table:table-cell>
          <table:table-cell table:style-name="t23.B5" office:value-type="string">
            <text:p text:style-name="P21">$23-20</text:p>
          </table:table-cell>
          <table:table-cell table:style-name="t23.K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23.A5" office:value-type="string">
            <text:p text:style-name="P13">7<text:span text:style-name="T20">0</text:span> <text:span text:style-name="T63">Sv/h</text:span></text:p>
          </table:table-cell>
          <table:table-cell table:style-name="t23.B5" office:value-type="string">
            <text:p text:style-name="P21">$23-31</text:p>
          </table:table-cell>
          <table:table-cell table:style-name="t23.B5" office:value-type="string">
            <text:p text:style-name="P21">$23-41</text:p>
          </table:table-cell>
          <table:table-cell table:style-name="t23.B5" office:value-type="string">
            <text:p text:style-name="P21">$23-51</text:p>
          </table:table-cell>
          <table:table-cell table:style-name="t23.B5" office:value-type="string">
            <text:p text:style-name="P21">$23-61</text:p>
          </table:table-cell>
          <table:table-cell table:style-name="t23.B5" office:value-type="string">
            <text:p text:style-name="P21">$23-71</text:p>
          </table:table-cell>
          <table:table-cell table:style-name="t23.B5" office:value-type="string">
            <text:p text:style-name="P21">$23-81</text:p>
          </table:table-cell>
          <table:table-cell table:style-name="t23.B5" office:value-type="string">
            <text:p text:style-name="P21">$23-01</text:p>
          </table:table-cell>
          <table:table-cell table:style-name="t23.B5" office:value-type="string">
            <text:p text:style-name="P21">$23-11</text:p>
          </table:table-cell>
          <table:table-cell table:style-name="t23.B5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13"><text:span text:style-name="T20">0,</text:span>7 <text:span text:style-name="T63">mSv/h</text:span></text:p>
          </table:table-cell>
          <table:table-cell table:style-name="t23.B5" office:value-type="string">
            <text:p text:style-name="P21">$23-32</text:p>
          </table:table-cell>
          <table:table-cell table:style-name="t23.B5" office:value-type="string">
            <text:p text:style-name="P21">$23-42</text:p>
          </table:table-cell>
          <table:table-cell table:style-name="t23.B5" office:value-type="string">
            <text:p text:style-name="P21">$23-52</text:p>
          </table:table-cell>
          <table:table-cell table:style-name="t23.B5" office:value-type="string">
            <text:p text:style-name="P21">$23-62</text:p>
          </table:table-cell>
          <table:table-cell table:style-name="t23.B5" office:value-type="string">
            <text:p text:style-name="P21">$23-72</text:p>
          </table:table-cell>
          <table:table-cell table:style-name="t23.B5" office:value-type="string">
            <text:p text:style-name="P21">$23-82</text:p>
          </table:table-cell>
          <table:table-cell table:style-name="t23.B5" office:value-type="string">
            <text:p text:style-name="P21">$23-02</text:p>
          </table:table-cell>
          <table:table-cell table:style-name="t23.B5" office:value-type="string">
            <text:p text:style-name="P21">$23-12</text:p>
          </table:table-cell>
          <table:table-cell table:style-name="t23.B5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13">7 <text:span text:style-name="T63">mSv/h</text:span></text:p>
          </table:table-cell>
          <table:table-cell table:style-name="t23.B5" office:value-type="string">
            <text:p text:style-name="P21">$23-33</text:p>
          </table:table-cell>
          <table:table-cell table:style-name="t23.B5" office:value-type="string">
            <text:p text:style-name="P21">$23-43</text:p>
          </table:table-cell>
          <table:table-cell table:style-name="t23.B5" office:value-type="string">
            <text:p text:style-name="P21">$23-53</text:p>
          </table:table-cell>
          <table:table-cell table:style-name="t23.B5" office:value-type="string">
            <text:p text:style-name="P21">$23-63</text:p>
          </table:table-cell>
          <table:table-cell table:style-name="t23.B5" office:value-type="string">
            <text:p text:style-name="P21">$23-73</text:p>
          </table:table-cell>
          <table:table-cell table:style-name="t23.B5" office:value-type="string">
            <text:p text:style-name="P21">$23-83</text:p>
          </table:table-cell>
          <table:table-cell table:style-name="t23.B5" office:value-type="string">
            <text:p text:style-name="P21">$23-03</text:p>
          </table:table-cell>
          <table:table-cell table:style-name="t23.B5" office:value-type="string">
            <text:p text:style-name="P21">$23-13</text:p>
          </table:table-cell>
          <table:table-cell table:style-name="t23.B5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13"><text:span text:style-name="T20">70</text:span> <text:span text:style-name="T63">mSv/h</text:span>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0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0"><text:span text:style-name="T123">PU-2 (</text:span><text:span text:style-name="T39"></text:span><text:span text:style-name="T1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24.B2" table:number-rows-spanned="3" office:value-type="string">
            <text:p text:style-name="P65">Radia-tion source <text:s/>number</text:p>
          </table:table-cell>
          <table:table-cell table:style-name="t24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24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24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24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24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9"><text:span text:style-name="T48">H</text:span><text:span text:style-name="T50">1</text:span></text:p>
          </table:table-cell>
          <table:table-cell table:style-name="t24.D3" office:value-type="string">
            <text:p text:style-name="P38"><text:span text:style-name="T21">H</text:span><text:span text:style-name="T50">2</text:span></text:p>
          </table:table-cell>
          <table:table-cell table:style-name="t24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3"><text:span text:style-name="T20">20</text:span> <text:span text:style-name="T63">Sv/h</text:span></text:p>
          </table:table-cell>
          <table:table-cell table:style-name="t24.B5" office:value-type="string">
            <text:p text:style-name="P21">$24-30</text:p>
          </table:table-cell>
          <table:table-cell table:style-name="t24.B5" office:value-type="string">
            <text:p text:style-name="P21">$24-40</text:p>
          </table:table-cell>
          <table:table-cell table:style-name="t24.B5" office:value-type="string">
            <text:p text:style-name="P21">$24-50</text:p>
          </table:table-cell>
          <table:table-cell table:style-name="t24.B5" office:value-type="string">
            <text:p text:style-name="P21">$24-60</text:p>
          </table:table-cell>
          <table:table-cell table:style-name="t24.B5" office:value-type="string">
            <text:p text:style-name="P21">$24-70</text:p>
          </table:table-cell>
          <table:table-cell table:style-name="t24.B5" office:value-type="string">
            <text:p text:style-name="P21">$24-80</text:p>
          </table:table-cell>
          <table:table-cell table:style-name="t24.B5" office:value-type="string">
            <text:p text:style-name="P21">$24-00</text:p>
          </table:table-cell>
          <table:table-cell table:style-name="t24.B5" office:value-type="string">
            <text:p text:style-name="P21">$24-10</text:p>
          </table:table-cell>
          <table:table-cell table:style-name="t24.B5" office:value-type="string">
            <text:p text:style-name="P21">$24-20</text:p>
          </table:table-cell>
          <table:table-cell table:style-name="t24.K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24.A5" office:value-type="string">
            <text:p text:style-name="P13">7<text:span text:style-name="T20">0</text:span> <text:span text:style-name="T63">Sv/h</text:span></text:p>
          </table:table-cell>
          <table:table-cell table:style-name="t24.B5" office:value-type="string">
            <text:p text:style-name="P21">$24-31</text:p>
          </table:table-cell>
          <table:table-cell table:style-name="t24.B5" office:value-type="string">
            <text:p text:style-name="P21">$24-41</text:p>
          </table:table-cell>
          <table:table-cell table:style-name="t24.B5" office:value-type="string">
            <text:p text:style-name="P21">$24-51</text:p>
          </table:table-cell>
          <table:table-cell table:style-name="t24.B5" office:value-type="string">
            <text:p text:style-name="P21">$24-61</text:p>
          </table:table-cell>
          <table:table-cell table:style-name="t24.B5" office:value-type="string">
            <text:p text:style-name="P21">$24-71</text:p>
          </table:table-cell>
          <table:table-cell table:style-name="t24.B5" office:value-type="string">
            <text:p text:style-name="P21">$24-81</text:p>
          </table:table-cell>
          <table:table-cell table:style-name="t24.B5" office:value-type="string">
            <text:p text:style-name="P21">$24-01</text:p>
          </table:table-cell>
          <table:table-cell table:style-name="t24.B5" office:value-type="string">
            <text:p text:style-name="P21">$24-11</text:p>
          </table:table-cell>
          <table:table-cell table:style-name="t24.B5" office:value-type="string">
            <text:p text:style-name="P21">$24-21</text:p>
          </table:table-cell>
          <table:covered-table-cell/>
        </table:table-row>
        <table:table-row>
          <table:table-cell table:style-name="t24.A5" office:value-type="string">
            <text:p text:style-name="P13"><text:span text:style-name="T20">0,</text:span>7 <text:span text:style-name="T63">mSv/h</text:span></text:p>
          </table:table-cell>
          <table:table-cell table:style-name="t24.B5" office:value-type="string">
            <text:p text:style-name="P21">$24-32</text:p>
          </table:table-cell>
          <table:table-cell table:style-name="t24.B5" office:value-type="string">
            <text:p text:style-name="P21">$24-42</text:p>
          </table:table-cell>
          <table:table-cell table:style-name="t24.B5" office:value-type="string">
            <text:p text:style-name="P21">$24-52</text:p>
          </table:table-cell>
          <table:table-cell table:style-name="t24.B5" office:value-type="string">
            <text:p text:style-name="P21">$24-62</text:p>
          </table:table-cell>
          <table:table-cell table:style-name="t24.B5" office:value-type="string">
            <text:p text:style-name="P21">$24-72</text:p>
          </table:table-cell>
          <table:table-cell table:style-name="t24.B5" office:value-type="string">
            <text:p text:style-name="P21">$24-82</text:p>
          </table:table-cell>
          <table:table-cell table:style-name="t24.B5" office:value-type="string">
            <text:p text:style-name="P21">$24-02</text:p>
          </table:table-cell>
          <table:table-cell table:style-name="t24.B5" office:value-type="string">
            <text:p text:style-name="P21">$24-12</text:p>
          </table:table-cell>
          <table:table-cell table:style-name="t24.B5" office:value-type="string">
            <text:p text:style-name="P21">$24-22</text:p>
          </table:table-cell>
          <table:covered-table-cell/>
        </table:table-row>
        <table:table-row>
          <table:table-cell table:style-name="t24.A5" office:value-type="string">
            <text:p text:style-name="P13">7 <text:span text:style-name="T63">mSv/h</text:span></text:p>
          </table:table-cell>
          <table:table-cell table:style-name="t24.B5" office:value-type="string">
            <text:p text:style-name="P21">$24-33</text:p>
          </table:table-cell>
          <table:table-cell table:style-name="t24.B5" office:value-type="string">
            <text:p text:style-name="P21">$24-43</text:p>
          </table:table-cell>
          <table:table-cell table:style-name="t24.B5" office:value-type="string">
            <text:p text:style-name="P21">$24-53</text:p>
          </table:table-cell>
          <table:table-cell table:style-name="t24.B5" office:value-type="string">
            <text:p text:style-name="P21">$24-63</text:p>
          </table:table-cell>
          <table:table-cell table:style-name="t24.B5" office:value-type="string">
            <text:p text:style-name="P21">$24-73</text:p>
          </table:table-cell>
          <table:table-cell table:style-name="t24.B5" office:value-type="string">
            <text:p text:style-name="P21">$24-83</text:p>
          </table:table-cell>
          <table:table-cell table:style-name="t24.B5" office:value-type="string">
            <text:p text:style-name="P21">$24-03</text:p>
          </table:table-cell>
          <table:table-cell table:style-name="t24.B5" office:value-type="string">
            <text:p text:style-name="P21">$24-13</text:p>
          </table:table-cell>
          <table:table-cell table:style-name="t24.B5" office:value-type="string">
            <text:p text:style-name="P21">$24-23</text:p>
          </table:table-cell>
          <table:covered-table-cell/>
        </table:table-row>
        <table:table-row>
          <table:table-cell table:style-name="t24.A9" office:value-type="string">
            <text:p text:style-name="P13"><text:span text:style-name="T20">70</text:span> <text:span text:style-name="T63">mSv/h</text:span></text:p>
          </table:table-cell>
          <table:table-cell table:style-name="t24.B9" office:value-type="string">
            <text:p text:style-name="P21">$24-34</text:p>
          </table:table-cell>
          <table:table-cell table:style-name="t24.B9" office:value-type="string">
            <text:p text:style-name="P21">$24-44</text:p>
          </table:table-cell>
          <table:table-cell table:style-name="t24.B9" office:value-type="string">
            <text:p text:style-name="P21">$24-54</text:p>
          </table:table-cell>
          <table:table-cell table:style-name="t24.B9" office:value-type="string">
            <text:p text:style-name="P21">$24-64</text:p>
          </table:table-cell>
          <table:table-cell table:style-name="t24.B9" office:value-type="string">
            <text:p text:style-name="P21">$24-74</text:p>
          </table:table-cell>
          <table:table-cell table:style-name="t24.B9" office:value-type="string">
            <text:p text:style-name="P21">$24-84</text:p>
          </table:table-cell>
          <table:table-cell table:style-name="t24.B9" office:value-type="string">
            <text:p text:style-name="P21">$24-04</text:p>
          </table:table-cell>
          <table:table-cell table:style-name="t24.B9" office:value-type="string">
            <text:p text:style-name="P21">$24-14</text:p>
          </table:table-cell>
          <table:table-cell table:style-name="t24.B9" office:value-type="string">
            <text:p text:style-name="P2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0"><text:span text:style-name="T123">PU-4 (</text:span><text:span text:style-name="T39"></text:span><text:span text:style-name="T1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18.B2" table:number-rows-spanned="3" office:value-type="string">
            <text:p text:style-name="P65">Radia-tion source <text:s/>number</text:p>
          </table:table-cell>
          <table:table-cell table:style-name="t18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18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8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8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18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9"><text:span text:style-name="T48">H</text:span><text:span text:style-name="T50">1</text:span></text:p>
          </table:table-cell>
          <table:table-cell table:style-name="t18.D3" office:value-type="string">
            <text:p text:style-name="P38"><text:span text:style-name="T21">H</text:span><text:span text:style-name="T50">2</text:span></text:p>
          </table:table-cell>
          <table:table-cell table:style-name="t18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3">7<text:span text:style-name="T20">0</text:span> <text:span text:style-name="T63">Sv/h</text:span></text:p>
          </table:table-cell>
          <table:table-cell table:style-name="t18.B5" office:value-type="string">
            <text:p text:style-name="P21">$18-30</text:p>
          </table:table-cell>
          <table:table-cell table:style-name="t18.B5" office:value-type="string">
            <text:p text:style-name="P21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21">$18-60</text:p>
          </table:table-cell>
          <table:table-cell table:style-name="t18.B5" office:value-type="string">
            <text:p text:style-name="P21">$18-70</text:p>
          </table:table-cell>
          <table:table-cell table:style-name="t18.B5" office:value-type="string">
            <text:p text:style-name="P21">$18-80</text:p>
          </table:table-cell>
          <table:table-cell table:style-name="t18.B5" office:value-type="string">
            <text:p text:style-name="P21">$18-00</text:p>
          </table:table-cell>
          <table:table-cell table:style-name="t18.B5" office:value-type="string">
            <text:p text:style-name="P21">$18-10</text:p>
          </table:table-cell>
          <table:table-cell table:style-name="t18.B5" office:value-type="string">
            <text:p text:style-name="P21">$18-20</text:p>
          </table:table-cell>
          <table:table-cell table:style-name="t18.K5" table:number-rows-spanned="4" office:value-type="string">
            <text:p text:style-name="P20">±<text:span text:style-name="T20">20</text:span></text:p>
          </table:table-cell>
        </table:table-row>
        <table:table-row>
          <table:table-cell table:style-name="t18.A5" office:value-type="string">
            <text:p text:style-name="P13"><text:span text:style-name="T20">0,</text:span>7 <text:span text:style-name="T63">mSv/h</text:span></text:p>
          </table:table-cell>
          <table:table-cell table:style-name="t18.B5" office:value-type="string">
            <text:p text:style-name="P21">$18-31</text:p>
          </table:table-cell>
          <table:table-cell table:style-name="t18.B5" office:value-type="string">
            <text:p text:style-name="P21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21">$18-61</text:p>
          </table:table-cell>
          <table:table-cell table:style-name="t18.B5" office:value-type="string">
            <text:p text:style-name="P21">$18-71</text:p>
          </table:table-cell>
          <table:table-cell table:style-name="t18.B5" office:value-type="string">
            <text:p text:style-name="P21">$18-81</text:p>
          </table:table-cell>
          <table:table-cell table:style-name="t18.B5" office:value-type="string">
            <text:p text:style-name="P21">$18-01</text:p>
          </table:table-cell>
          <table:table-cell table:style-name="t18.B5" office:value-type="string">
            <text:p text:style-name="P21">$18-11</text:p>
          </table:table-cell>
          <table:table-cell table:style-name="t18.B5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3">7 <text:span text:style-name="T63">mSv/h</text:span></text:p>
          </table:table-cell>
          <table:table-cell table:style-name="t18.B5" office:value-type="string">
            <text:p text:style-name="P21">$18-32</text:p>
          </table:table-cell>
          <table:table-cell table:style-name="t18.B5" office:value-type="string">
            <text:p text:style-name="P21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21">$18-62</text:p>
          </table:table-cell>
          <table:table-cell table:style-name="t18.B5" office:value-type="string">
            <text:p text:style-name="P21">$18-72</text:p>
          </table:table-cell>
          <table:table-cell table:style-name="t18.B5" office:value-type="string">
            <text:p text:style-name="P21">$18-82</text:p>
          </table:table-cell>
          <table:table-cell table:style-name="t18.B5" office:value-type="string">
            <text:p text:style-name="P21">$18-02</text:p>
          </table:table-cell>
          <table:table-cell table:style-name="t18.B5" office:value-type="string">
            <text:p text:style-name="P21">$18-12</text:p>
          </table:table-cell>
          <table:table-cell table:style-name="t18.B5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3"><text:span text:style-name="T20">70</text:span> <text:span text:style-name="T63">mSv/h</text:span>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1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<text:span text:style-name="T26">BDKG-01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1.B2" table:number-rows-spanned="3" office:value-type="string">
            <text:p text:style-name="P65">Radia-tion source <text:s/>number</text:p>
          </table:table-cell>
          <table:table-cell table:style-name="t1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1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1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9"><text:span text:style-name="T48">H</text:span><text:span text:style-name="T50">1</text:span></text:p>
          </table:table-cell>
          <table:table-cell table:style-name="t1.D3" office:value-type="string">
            <text:p text:style-name="P38"><text:span text:style-name="T21">H</text:span><text:span text:style-name="T50">2</text:span></text:p>
          </table:table-cell>
          <table:table-cell table:style-name="t1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Sv/h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8" office:value-type="string">
            <text:p text:style-name="P20">±<text:span text:style-name="T20">20</text:span></text:p>
          </table:table-cell>
        </table:table-row>
        <table:table-row>
          <table:table-cell table:style-name="t1.A5" office:value-type="string">
            <text:p text:style-name="P13">7 Sv/h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Sv/h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mSv/h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mSv/h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63">0,7</text:span> Sv/h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12" office:value-type="string">
            <text:p text:style-name="P13">7 Sv/h</text:p>
          </table:table-cell>
          <table:table-cell table:style-name="t1.B12" office:value-type="string">
            <text:p text:style-name="P14">$1-37</text:p>
          </table:table-cell>
          <table:table-cell table:style-name="t1.B12" office:value-type="string">
            <text:p text:style-name="P14">$1-47</text:p>
          </table:table-cell>
          <table:table-cell table:style-name="t1.B12" office:value-type="string">
            <text:p text:style-name="P14">$1-57</text:p>
          </table:table-cell>
          <table:table-cell table:style-name="t1.B12" office:value-type="string">
            <text:p text:style-name="P14">$1-67</text:p>
          </table:table-cell>
          <table:table-cell table:style-name="t1.B12" office:value-type="string">
            <text:p text:style-name="P14">$1-77</text:p>
          </table:table-cell>
          <table:table-cell table:style-name="t1.B12" office:value-type="string">
            <text:p text:style-name="P14">$1-87</text:p>
          </table:table-cell>
          <table:table-cell table:style-name="t1.B12" office:value-type="string">
            <text:p text:style-name="P14">$1-07</text:p>
          </table:table-cell>
          <table:table-cell table:style-name="t1.B12" office:value-type="string">
            <text:p text:style-name="P14">$1-17</text:p>
          </table:table-cell>
          <table:table-cell table:style-name="t1.B12" office:value-type="string">
            <text:p text:style-name="P14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26">BDKG</text:span><text:span text:style-name="T26">-03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2.B2" table:number-rows-spanned="3" office:value-type="string">
            <text:p text:style-name="P65">Radia-tion source <text:s/>number</text:p>
          </table:table-cell>
          <table:table-cell table:style-name="t2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2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2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2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2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9"><text:span text:style-name="T48">H</text:span><text:span text:style-name="T50">1</text:span></text:p>
          </table:table-cell>
          <table:table-cell table:style-name="t2.D3" office:value-type="string">
            <text:p text:style-name="P38"><text:span text:style-name="T21">H</text:span><text:span text:style-name="T50">2</text:span></text:p>
          </table:table-cell>
          <table:table-cell table:style-name="t2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20">0,07</text:span> Sv/h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2.A5" office:value-type="string">
            <text:p text:style-name="P13">0,7 Sv/h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 Sv/h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70 Sv/h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9" office:value-type="string">
            <text:p text:style-name="P13"><text:span text:style-name="T63">240</text:span> <text:span text:style-name="T63">Sv/h</text:span></text:p>
          </table:table-cell>
          <table:table-cell table:style-name="t2.B9" office:value-type="string">
            <text:p text:style-name="P14">$2-34</text:p>
          </table:table-cell>
          <table:table-cell table:style-name="t2.B9" office:value-type="string">
            <text:p text:style-name="P14">$2-44</text:p>
          </table:table-cell>
          <table:table-cell table:style-name="t2.B9" office:value-type="string">
            <text:p text:style-name="P14">$2-54</text:p>
          </table:table-cell>
          <table:table-cell table:style-name="t2.B9" office:value-type="string">
            <text:p text:style-name="P14">$2-64</text:p>
          </table:table-cell>
          <table:table-cell table:style-name="t2.B9" office:value-type="string">
            <text:p text:style-name="P14">$2-74</text:p>
          </table:table-cell>
          <table:table-cell table:style-name="t2.B9" office:value-type="string">
            <text:p text:style-name="P14">$2-84</text:p>
          </table:table-cell>
          <table:table-cell table:style-name="t2.B9" office:value-type="string">
            <text:p text:style-name="P14">$2-04</text:p>
          </table:table-cell>
          <table:table-cell table:style-name="t2.B9" office:value-type="string">
            <text:p text:style-name="P14">$2-14</text:p>
          </table:table-cell>
          <table:table-cell table:style-name="t2.B9" office:value-type="string">
            <text:p text:style-name="P14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1"><text:span text:style-name="T26">BDKG</text:span><text:span text:style-name="T26">-04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3.B2" table:number-rows-spanned="3" office:value-type="string">
            <text:p text:style-name="P65">Radia-tion source <text:s/>number</text:p>
          </table:table-cell>
          <table:table-cell table:style-name="t3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3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3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3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3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9"><text:span text:style-name="T48">H</text:span><text:span text:style-name="T50">1</text:span></text:p>
          </table:table-cell>
          <table:table-cell table:style-name="t3.D3" office:value-type="string">
            <text:p text:style-name="P38"><text:span text:style-name="T21">H</text:span><text:span text:style-name="T50">2</text:span></text:p>
          </table:table-cell>
          <table:table-cell table:style-name="t3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20">0,07</text:span> Sv/h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9" office:value-type="string">
            <text:p text:style-name="P20">±<text:span text:style-name="T20">20</text:span></text:p>
          </table:table-cell>
        </table:table-row>
        <table:table-row>
          <table:table-cell table:style-name="t3.A5" office:value-type="string">
            <text:p text:style-name="P13">0,7 Sv/h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 Sv/h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3">70 Sv/h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3">0.7 mSv/h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3">7,0 mSv/h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3">70 mSv/h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5" office:value-type="string">
            <text:p text:style-name="P13"><text:span text:style-name="T63">0,7</text:span> Sv/h</text:p>
          </table:table-cell>
          <table:table-cell table:style-name="t3.B5" office:value-type="string">
            <text:p text:style-name="P14">$3-37</text:p>
          </table:table-cell>
          <table:table-cell table:style-name="t3.B5" office:value-type="string">
            <text:p text:style-name="P14">$3-47</text:p>
          </table:table-cell>
          <table:table-cell table:style-name="t3.B5" office:value-type="string">
            <text:p text:style-name="P14">$3-57</text:p>
          </table:table-cell>
          <table:table-cell table:style-name="t3.B5" office:value-type="string">
            <text:p text:style-name="P14">$3-67</text:p>
          </table:table-cell>
          <table:table-cell table:style-name="t3.B5" office:value-type="string">
            <text:p text:style-name="P14">$3-77</text:p>
          </table:table-cell>
          <table:table-cell table:style-name="t3.B5" office:value-type="string">
            <text:p text:style-name="P14">$3-87</text:p>
          </table:table-cell>
          <table:table-cell table:style-name="t3.B5" office:value-type="string">
            <text:p text:style-name="P14">$3-07</text:p>
          </table:table-cell>
          <table:table-cell table:style-name="t3.B5" office:value-type="string">
            <text:p text:style-name="P14">$3-17</text:p>
          </table:table-cell>
          <table:table-cell table:style-name="t3.B5" office:value-type="string">
            <text:p text:style-name="P14">$3-27</text:p>
          </table:table-cell>
          <table:covered-table-cell/>
        </table:table-row>
        <table:table-row>
          <table:table-cell table:style-name="t3.A13" office:value-type="string">
            <text:p text:style-name="P13">7 Sv/h</text:p>
          </table:table-cell>
          <table:table-cell table:style-name="t3.B13" office:value-type="string">
            <text:p text:style-name="P14">$3-38</text:p>
          </table:table-cell>
          <table:table-cell table:style-name="t3.B13" office:value-type="string">
            <text:p text:style-name="P14">$3-48</text:p>
          </table:table-cell>
          <table:table-cell table:style-name="t3.B13" office:value-type="string">
            <text:p text:style-name="P14">$3-58</text:p>
          </table:table-cell>
          <table:table-cell table:style-name="t3.B13" office:value-type="string">
            <text:p text:style-name="P14">$3-68</text:p>
          </table:table-cell>
          <table:table-cell table:style-name="t3.B13" office:value-type="string">
            <text:p text:style-name="P14">$3-78</text:p>
          </table:table-cell>
          <table:table-cell table:style-name="t3.B13" office:value-type="string">
            <text:p text:style-name="P14">$3-88</text:p>
          </table:table-cell>
          <table:table-cell table:style-name="t3.B13" office:value-type="string">
            <text:p text:style-name="P14">$3-08</text:p>
          </table:table-cell>
          <table:table-cell table:style-name="t3.B13" office:value-type="string">
            <text:p text:style-name="P14">$3-18</text:p>
          </table:table-cell>
          <table:table-cell table:style-name="t3.B13" office:value-type="string">
            <text:p text:style-name="P14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<text:span text:style-name="T26">BDKG-05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4.B2" table:number-rows-spanned="3" office:value-type="string">
            <text:p text:style-name="P65">Radia-tion source <text:s/>number</text:p>
          </table:table-cell>
          <table:table-cell table:style-name="t4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4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4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4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4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9"><text:span text:style-name="T48">H</text:span><text:span text:style-name="T50">1</text:span></text:p>
          </table:table-cell>
          <table:table-cell table:style-name="t4.D3" office:value-type="string">
            <text:p text:style-name="P38"><text:span text:style-name="T21">H</text:span><text:span text:style-name="T50">2</text:span></text:p>
          </table:table-cell>
          <table:table-cell table:style-name="t4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20">0,07</text:span> Sv/h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4.A5" office:value-type="string">
            <text:p text:style-name="P13">0,7 Sv/h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 Sv/h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70 Sv/h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9" office:value-type="string">
            <text:p text:style-name="P13">240 Sv/h</text:p>
          </table:table-cell>
          <table:table-cell table:style-name="t4.B9" office:value-type="string">
            <text:p text:style-name="P14">$4-34</text:p>
          </table:table-cell>
          <table:table-cell table:style-name="t4.B9" office:value-type="string">
            <text:p text:style-name="P14">$4-44</text:p>
          </table:table-cell>
          <table:table-cell table:style-name="t4.B9" office:value-type="string">
            <text:p text:style-name="P14">$4-54</text:p>
          </table:table-cell>
          <table:table-cell table:style-name="t4.B9" office:value-type="string">
            <text:p text:style-name="P14">$4-64</text:p>
          </table:table-cell>
          <table:table-cell table:style-name="t4.B9" office:value-type="string">
            <text:p text:style-name="P14">$4-74</text:p>
          </table:table-cell>
          <table:table-cell table:style-name="t4.B9" office:value-type="string">
            <text:p text:style-name="P14">$4-84</text:p>
          </table:table-cell>
          <table:table-cell table:style-name="t4.B9" office:value-type="string">
            <text:p text:style-name="P14">$4-04</text:p>
          </table:table-cell>
          <table:table-cell table:style-name="t4.B9" office:value-type="string">
            <text:p text:style-name="P14">$4-14</text:p>
          </table:table-cell>
          <table:table-cell table:style-name="t4.B9" office:value-type="string">
            <text:p text:style-name="P14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26">BDKG-11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5.B2" table:number-rows-spanned="3" office:value-type="string">
            <text:p text:style-name="P65">Radia-tion source <text:s/>number</text:p>
          </table:table-cell>
          <table:table-cell table:style-name="t5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5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5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5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5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9"><text:span text:style-name="T48">H</text:span><text:span text:style-name="T50">1</text:span></text:p>
          </table:table-cell>
          <table:table-cell table:style-name="t5.D3" office:value-type="string">
            <text:p text:style-name="P38"><text:span text:style-name="T21">H</text:span><text:span text:style-name="T50">2</text:span></text:p>
          </table:table-cell>
          <table:table-cell table:style-name="t5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20">0,07</text:span> Sv/h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4" office:value-type="string">
            <text:p text:style-name="P20">±<text:span text:style-name="T20">20</text:span></text:p>
          </table:table-cell>
        </table:table-row>
        <table:table-row>
          <table:table-cell table:style-name="t5.A5" office:value-type="string">
            <text:p text:style-name="P13">0,7 Sv/h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 Sv/h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8" office:value-type="string">
            <text:p text:style-name="P13">70 Sv/h</text:p>
          </table:table-cell>
          <table:table-cell table:style-name="t5.B8" office:value-type="string">
            <text:p text:style-name="P14">$5-33</text:p>
          </table:table-cell>
          <table:table-cell table:style-name="t5.B8" office:value-type="string">
            <text:p text:style-name="P14">$5-43</text:p>
          </table:table-cell>
          <table:table-cell table:style-name="t5.B8" office:value-type="string">
            <text:p text:style-name="P14">$5-53</text:p>
          </table:table-cell>
          <table:table-cell table:style-name="t5.B8" office:value-type="string">
            <text:p text:style-name="P14">$5-63</text:p>
          </table:table-cell>
          <table:table-cell table:style-name="t5.B8" office:value-type="string">
            <text:p text:style-name="P14">$5-73</text:p>
          </table:table-cell>
          <table:table-cell table:style-name="t5.B8" office:value-type="string">
            <text:p text:style-name="P14">$5-83</text:p>
          </table:table-cell>
          <table:table-cell table:style-name="t5.B8" office:value-type="string">
            <text:p text:style-name="P14">$5-03</text:p>
          </table:table-cell>
          <table:table-cell table:style-name="t5.B8" office:value-type="string">
            <text:p text:style-name="P14">$5-13</text:p>
          </table:table-cell>
          <table:table-cell table:style-name="t5.B8" office:value-type="string">
            <text:p text:style-name="P14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<text:span text:style-name="T26">BDKG-17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6.B2" table:number-rows-spanned="3" office:value-type="string">
            <text:p text:style-name="P65">Radia-tion source <text:s/>number</text:p>
          </table:table-cell>
          <table:table-cell table:style-name="t6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6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6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6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6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9"><text:span text:style-name="T48">H</text:span><text:span text:style-name="T50">1</text:span></text:p>
          </table:table-cell>
          <table:table-cell table:style-name="t6.D3" office:value-type="string">
            <text:p text:style-name="P38"><text:span text:style-name="T21">H</text:span><text:span text:style-name="T50">2</text:span></text:p>
          </table:table-cell>
          <table:table-cell table:style-name="t6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20">7,0</text:span> mSv/h</text:p>
          </table:table-cell>
          <table:table-cell table:style-name="t6.B5" office:value-type="string">
            <text:p text:style-name="P14">$6-30</text:p>
          </table:table-cell>
          <table:table-cell table:style-name="t6.B5" office:value-type="string">
            <text:p text:style-name="P14">$6-40</text:p>
          </table:table-cell>
          <table:table-cell table:style-name="t6.B5" office:value-type="string">
            <text:p text:style-name="P14">$6-50</text:p>
          </table:table-cell>
          <table:table-cell table:style-name="t6.B5" office:value-type="string">
            <text:p text:style-name="P14">$6-60</text:p>
          </table:table-cell>
          <table:table-cell table:style-name="t6.B5" office:value-type="string">
            <text:p text:style-name="P14">$6-70</text:p>
          </table:table-cell>
          <table:table-cell table:style-name="t6.B5" office:value-type="string">
            <text:p text:style-name="P14">$6-80</text:p>
          </table:table-cell>
          <table:table-cell table:style-name="t6.B5" office:value-type="string">
            <text:p text:style-name="P14">$6-00</text:p>
          </table:table-cell>
          <table:table-cell table:style-name="t6.B5" office:value-type="string">
            <text:p text:style-name="P14">$6-10</text:p>
          </table:table-cell>
          <table:table-cell table:style-name="t6.B5" office:value-type="string">
            <text:p text:style-name="P14">$6-20</text:p>
          </table:table-cell>
          <table:table-cell table:style-name="t6.K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6.A5" office:value-type="string">
            <text:p text:style-name="P13">7<text:span text:style-name="T20">0</text:span> mSv/h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0">0,</text:span>7 Sv/h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 Sv/h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9" office:value-type="string">
            <text:p text:style-name="P13"><text:span text:style-name="T20">40</text:span> Sv/h</text:p>
          </table:table-cell>
          <table:table-cell table:style-name="t6.B9" office:value-type="string">
            <text:p text:style-name="P14">$6-34</text:p>
          </table:table-cell>
          <table:table-cell table:style-name="t6.B9" office:value-type="string">
            <text:p text:style-name="P14">$6-44</text:p>
          </table:table-cell>
          <table:table-cell table:style-name="t6.B9" office:value-type="string">
            <text:p text:style-name="P14">$6-54</text:p>
          </table:table-cell>
          <table:table-cell table:style-name="t6.B9" office:value-type="string">
            <text:p text:style-name="P14">$6-64</text:p>
          </table:table-cell>
          <table:table-cell table:style-name="t6.B9" office:value-type="string">
            <text:p text:style-name="P14">$6-74</text:p>
          </table:table-cell>
          <table:table-cell table:style-name="t6.B9" office:value-type="string">
            <text:p text:style-name="P14">$6-84</text:p>
          </table:table-cell>
          <table:table-cell table:style-name="t6.B9" office:value-type="string">
            <text:p text:style-name="P14">$6-04</text:p>
          </table:table-cell>
          <table:table-cell table:style-name="t6.B9" office:value-type="string">
            <text:p text:style-name="P14">$6-14</text:p>
          </table:table-cell>
          <table:table-cell table:style-name="t6.B9" office:value-type="string">
            <text:p text:style-name="P14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<text:span text:style-name="T26">BDKG-24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7.B2" table:number-rows-spanned="3" office:value-type="string">
            <text:p text:style-name="P65">Radia-tion source <text:s/>number</text:p>
          </table:table-cell>
          <table:table-cell table:style-name="t7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7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7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7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7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9"><text:span text:style-name="T48">H</text:span><text:span text:style-name="T50">1</text:span></text:p>
          </table:table-cell>
          <table:table-cell table:style-name="t7.D3" office:value-type="string">
            <text:p text:style-name="P38"><text:span text:style-name="T21">H</text:span><text:span text:style-name="T50">2</text:span></text:p>
          </table:table-cell>
          <table:table-cell table:style-name="t7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<text:span text:style-name="T63">0,07</text:span> Sv/h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8" office:value-type="string">
            <text:p text:style-name="P20">±<text:span text:style-name="T20">20</text:span></text:p>
          </table:table-cell>
        </table:table-row>
        <table:table-row>
          <table:table-cell table:style-name="t7.A5" office:value-type="string">
            <text:p text:style-name="P13">0,7 Sv/h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 Sv/h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70 Sv/h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0.7 mSv/h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,0 mSv/h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70 mSv/h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12" office:value-type="string">
            <text:p text:style-name="P13">0,7 Sv/h</text:p>
          </table:table-cell>
          <table:table-cell table:style-name="t7.B12" office:value-type="string">
            <text:p text:style-name="P14">$7-37</text:p>
          </table:table-cell>
          <table:table-cell table:style-name="t7.B12" office:value-type="string">
            <text:p text:style-name="P14">$7-47</text:p>
          </table:table-cell>
          <table:table-cell table:style-name="t7.B12" office:value-type="string">
            <text:p text:style-name="P14">$7-57</text:p>
          </table:table-cell>
          <table:table-cell table:style-name="t7.B12" office:value-type="string">
            <text:p text:style-name="P14">$7-67</text:p>
          </table:table-cell>
          <table:table-cell table:style-name="t7.B12" office:value-type="string">
            <text:p text:style-name="P14">$7-77</text:p>
          </table:table-cell>
          <table:table-cell table:style-name="t7.B12" office:value-type="string">
            <text:p text:style-name="P14">$7-87</text:p>
          </table:table-cell>
          <table:table-cell table:style-name="t7.B12" office:value-type="string">
            <text:p text:style-name="P14">$7-07</text:p>
          </table:table-cell>
          <table:table-cell table:style-name="t7.B12" office:value-type="string">
            <text:p text:style-name="P14">$7-17</text:p>
          </table:table-cell>
          <table:table-cell table:style-name="t7.B12" office:value-type="string">
            <text:p text:style-name="P14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26">BDKG-30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5"><text:span text:style-name="T20">Kerma rate at check point</text:span> <text:span text:style-name="T65">Ḣ</text:span><text:span text:style-name="T52">oi</text:span><text:span text:style-name="T81">(10)</text:span></text:p>
          </table:table-cell>
          <table:table-cell table:style-name="t8.B2" table:number-rows-spanned="3" office:value-type="string">
            <text:p text:style-name="P65">Radia-tion source <text:s/>number</text:p>
          </table:table-cell>
          <table:table-cell table:style-name="t8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8.B2" table:number-columns-spanned="5" office:value-type="string">
            <text:p text:style-name="P38"><text:span text:style-name="T20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8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8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8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9"><text:span text:style-name="T48">H</text:span><text:span text:style-name="T50">1</text:span></text:p>
          </table:table-cell>
          <table:table-cell table:style-name="t8.D3" office:value-type="string">
            <text:p text:style-name="P38"><text:span text:style-name="T21">H</text:span><text:span text:style-name="T50">2</text:span></text:p>
          </table:table-cell>
          <table:table-cell table:style-name="t8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<text:span text:style-name="T20">03</text:span> <text:span text:style-name="T20">Gy</text:span>/h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8" office:value-type="string">
            <text:p text:style-name="P20">±<text:span text:style-name="T20">20</text:span></text:p>
          </table:table-cell>
        </table:table-row>
        <table:table-row>
          <table:table-cell table:style-name="t8.A5" office:value-type="string">
            <text:p text:style-name="P13">0,<text:span text:style-name="T63">7</text:span> <text:span text:style-name="T20">Gy</text:span>/h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 <text:span text:style-name="T20">Gy</text:span>/h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70 <text:span text:style-name="T20">Gy</text:span>/h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0.7 <text:span text:style-name="T20">mGy</text:span>/h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,0 <text:span text:style-name="T20">mGy</text:span>/h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70 <text:span text:style-name="T20">mGy</text:span>/h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12" office:value-type="string">
            <text:p text:style-name="P13">0,7 <text:span text:style-name="T20">Gy</text:span>/h</text:p>
          </table:table-cell>
          <table:table-cell table:style-name="t8.B12" office:value-type="string">
            <text:p text:style-name="P14">$8-37</text:p>
          </table:table-cell>
          <table:table-cell table:style-name="t8.B12" office:value-type="string">
            <text:p text:style-name="P14">$8-47</text:p>
          </table:table-cell>
          <table:table-cell table:style-name="t8.B12" office:value-type="string">
            <text:p text:style-name="P14">$8-57</text:p>
          </table:table-cell>
          <table:table-cell table:style-name="t8.B12" office:value-type="string">
            <text:p text:style-name="P14">$8-67</text:p>
          </table:table-cell>
          <table:table-cell table:style-name="t8.B12" office:value-type="string">
            <text:p text:style-name="P14">$8-77</text:p>
          </table:table-cell>
          <table:table-cell table:style-name="t8.B12" office:value-type="string">
            <text:p text:style-name="P14">$8-87</text:p>
          </table:table-cell>
          <table:table-cell table:style-name="t8.B12" office:value-type="string">
            <text:p text:style-name="P14">$8-07</text:p>
          </table:table-cell>
          <table:table-cell table:style-name="t8.B12" office:value-type="string">
            <text:p text:style-name="P14">$8-17</text:p>
          </table:table-cell>
          <table:table-cell table:style-name="t8.B12" office:value-type="string">
            <text:p text:style-name="P14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26">BDKG-32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9.B2" table:number-rows-spanned="3" office:value-type="string">
            <text:p text:style-name="P65">Radia-tion source <text:s/>number</text:p>
          </table:table-cell>
          <table:table-cell table:style-name="t9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9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9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9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9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9"><text:span text:style-name="T48">H</text:span><text:span text:style-name="T50">1</text:span></text:p>
          </table:table-cell>
          <table:table-cell table:style-name="t9.D3" office:value-type="string">
            <text:p text:style-name="P38"><text:span text:style-name="T21">H</text:span><text:span text:style-name="T50">2</text:span></text:p>
          </table:table-cell>
          <table:table-cell table:style-name="t9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<text:span text:style-name="T63">0,07</text:span> Sv/h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9" office:value-type="string">
            <text:p text:style-name="P20">±<text:span text:style-name="T20">20</text:span></text:p>
          </table:table-cell>
        </table:table-row>
        <table:table-row>
          <table:table-cell table:style-name="t9.A5" office:value-type="string">
            <text:p text:style-name="P13">0,7 Sv/h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 Sv/h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70 Sv/h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0.7 mSv/h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,0 mSv/h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70 mSv/h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5" office:value-type="string">
            <text:p text:style-name="P13">0,<text:span text:style-name="T63">35</text:span> Sv/h</text:p>
          </table:table-cell>
          <table:table-cell table:style-name="t9.B5" office:value-type="string">
            <text:p text:style-name="P14">$9-37</text:p>
          </table:table-cell>
          <table:table-cell table:style-name="t9.B5" office:value-type="string">
            <text:p text:style-name="P14">$9-47</text:p>
          </table:table-cell>
          <table:table-cell table:style-name="t9.B5" office:value-type="string">
            <text:p text:style-name="P14">$9-57</text:p>
          </table:table-cell>
          <table:table-cell table:style-name="t9.B5" office:value-type="string">
            <text:p text:style-name="P14">$9-67</text:p>
          </table:table-cell>
          <table:table-cell table:style-name="t9.B5" office:value-type="string">
            <text:p text:style-name="P14">$9-77</text:p>
          </table:table-cell>
          <table:table-cell table:style-name="t9.B5" office:value-type="string">
            <text:p text:style-name="P14">$9-87</text:p>
          </table:table-cell>
          <table:table-cell table:style-name="t9.B5" office:value-type="string">
            <text:p text:style-name="P14">$9-07</text:p>
          </table:table-cell>
          <table:table-cell table:style-name="t9.B5" office:value-type="string">
            <text:p text:style-name="P14">$9-17</text:p>
          </table:table-cell>
          <table:table-cell table:style-name="t9.B5" office:value-type="string">
            <text:p text:style-name="P14">$9-27</text:p>
          </table:table-cell>
          <table:covered-table-cell/>
        </table:table-row>
        <table:table-row>
          <table:table-cell table:style-name="t9.A13" office:value-type="string">
            <text:p text:style-name="P13"><text:span text:style-name="T63">0</text:span>,<text:span text:style-name="T63">5 </text:span>Sv/h</text:p>
          </table:table-cell>
          <table:table-cell table:style-name="t9.B13" office:value-type="string">
            <text:p text:style-name="P14">$9-38</text:p>
          </table:table-cell>
          <table:table-cell table:style-name="t9.B13" office:value-type="string">
            <text:p text:style-name="P14">$9-48</text:p>
          </table:table-cell>
          <table:table-cell table:style-name="t9.B13" office:value-type="string">
            <text:p text:style-name="P14">$9-58</text:p>
          </table:table-cell>
          <table:table-cell table:style-name="t9.B13" office:value-type="string">
            <text:p text:style-name="P14">$9-68</text:p>
          </table:table-cell>
          <table:table-cell table:style-name="t9.B13" office:value-type="string">
            <text:p text:style-name="P14">$9-78</text:p>
          </table:table-cell>
          <table:table-cell table:style-name="t9.B13" office:value-type="string">
            <text:p text:style-name="P14">$9-88</text:p>
          </table:table-cell>
          <table:table-cell table:style-name="t9.B13" office:value-type="string">
            <text:p text:style-name="P14">$9-08</text:p>
          </table:table-cell>
          <table:table-cell table:style-name="t9.B13" office:value-type="string">
            <text:p text:style-name="P14">$9-18</text:p>
          </table:table-cell>
          <table:table-cell table:style-name="t9.B13" office:value-type="string">
            <text:p text:style-name="P14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2"><text:span text:style-name="T26">BDKN-01 </text:span><text:span text:style-name="T26">(</text:span><text:span text:style-name="T24">n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<text:span text:style-name="T20">Flux density</text:span> <text:span text:style-name="T20">at check point </text:span><text:span text:style-name="T49"></text:span><text:span text:style-name="T62">0</text:span><text:span text:style-name="T52">i</text:span> ,<text:line-break/><text:span text:style-name="T21">s</text:span><text:span text:style-name="T42">-1</text:span><text:span text:style-name="T21">cm</text:span><text:span text:style-name="T42">-2</text:span></text:p>
          </table:table-cell>
          <table:table-cell table:style-name="t10.B2" office:value-type="string">
            <text:p text:style-name="P16">Background</text:p>
            <text:p text:style-name="P12"><text:span text:style-name="T20">R=</text:span>2<text:span text:style-name="T20">,0 </text:span><text:span text:style-name="T21">m</text:span></text:p>
          </table:table-cell>
          <table:table-cell table:style-name="t10.B2" office:value-type="string">
            <text:p text:style-name="P13">ИБН-<text:span text:style-name="T20">8-3</text:span></text:p>
            <text:p text:style-name="P16">N027</text:p>
            <text:p text:style-name="P12"><text:span text:style-name="T20">R=2,0 </text:span><text:span text:style-name="T21">m</text:span></text:p>
            <text:p text:style-name="P16">B(R)=0,600</text:p>
            <text:p text:style-name="P12"><text:span text:style-name="T22"></text:span><text:span text:style-name="T52">0i</text:span><text:span text:style-name="T20">=5,9</text:span></text:p>
            <text:p text:style-name="P3"><text:span text:style-name="T20">1</text:span>,<text:span text:style-name="T20">0</text:span>-1<text:span text:style-name="T20">0</text:span></text:p>
          </table:table-cell>
          <table:table-cell table:style-name="t10.B2" office:value-type="string">
            <text:p text:style-name="P13">ИБН-<text:span text:style-name="T20">8-6</text:span></text:p>
            <text:p text:style-name="P12"><text:span text:style-name="T20">N</text:span>0<text:span text:style-name="T20">10</text:span></text:p>
            <text:p text:style-name="P12"><text:span text:style-name="T20">R=2,0 </text:span><text:span text:style-name="T21">m</text:span></text:p>
            <text:p text:style-name="P16">B(R)=0,600</text:p>
            <text:p text:style-name="P12"><text:span text:style-name="T22"></text:span><text:span text:style-name="T52">0i</text:span><text:span text:style-name="T20">=57,</text:span>0</text:p>
            <text:p text:style-name="P12">20-100</text:p>
          </table:table-cell>
          <table:table-cell table:style-name="t10.B2" office:value-type="string">
            <text:p text:style-name="P55">ИБН-8-6</text:p>
            <text:p text:style-name="P56"><text:s text:c="3"/>N010</text:p>
            <text:p text:style-name="P54"><text:span text:style-name="T20">R=1,0 </text:span><text:span text:style-name="T21">m</text:span></text:p>
            <text:p text:style-name="P56">B(R)=0,863</text:p>
            <text:p text:style-name="P54"><text:span text:style-name="T22"></text:span><text:span text:style-name="T52">0i</text:span><text:span text:style-name="T20">=235</text:span></text:p>
            <text:p text:style-name="P55">210<text:span text:style-name="T42">2</text:span> - 10<text:span text:style-name="T42">3</text:span></text:p>
          </table:table-cell>
          <table:table-cell table:style-name="t10.F2" office:value-type="string">
            <text:p text:style-name="P55">ИБН-8-6</text:p>
            <text:p text:style-name="P56"><text:s text:c="3"/>N010</text:p>
            <text:p text:style-name="P54"><text:span text:style-name="T20">R=0,5 </text:span><text:span text:style-name="T21">m</text:span></text:p>
            <text:p text:style-name="P56">B(R)=0,957</text:p>
            <text:p text:style-name="P54"><text:span text:style-name="T22"></text:span><text:span text:style-name="T52">0i</text:span><text:span text:style-name="T20">=1019</text:span></text:p>
            <text:p text:style-name="P55">210<text:span text:style-name="T42">3</text:span> - 10<text:span text:style-name="T42">4</text:span></text:p>
          </table:table-cell>
        </table:table-row>
        <table:table-row>
          <table:table-cell table:style-name="t10.A3" office:value-type="string">
            <text:p text:style-name="P15"><text:span text:style-name="T20">Readings</text:span> <text:span text:style-name="T20">at check point</text:span> <text:s/><text:span text:style-name="T49"></text:span><text:span text:style-name="T62">0</text:span><text:span text:style-name="T52">i</text:span>, с<text:span text:style-name="T42">-1</text:span><text:span text:style-name="T48">см</text:span><text:span text:style-name="T42">-2 </text:span><text:span text:style-name="T72">,</text:span>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7">$10-61</text:p>
            <text:p text:style-name="P17">$10-71</text:p>
            <text:p text:style-name="P17">$10-81</text:p>
          </table:table-cell>
          <table:table-cell table:style-name="t10.B3" office:value-type="string">
            <text:p text:style-name="P17">$10-62</text:p>
            <text:p text:style-name="P17">$10-72</text:p>
            <text:p text:style-name="P17">$10-82</text:p>
          </table:table-cell>
          <table:table-cell table:style-name="t10.B3" office:value-type="string">
            <text:p text:style-name="P17">$10-63</text:p>
            <text:p text:style-name="P17">$10-73</text:p>
            <text:p text:style-name="P17">$10-83</text:p>
          </table:table-cell>
          <table:table-cell table:style-name="t10.F3" office:value-type="string">
            <text:p text:style-name="P17">$10-64</text:p>
            <text:p text:style-name="P17">$10-74</text:p>
            <text:p text:style-name="P17">$10-84</text:p>
          </table:table-cell>
        </table:table-row>
        <table:table-row>
          <table:table-cell table:style-name="t10.A3" office:value-type="string">
            <text:p text:style-name="P15"><text:span text:style-name="T20">Average readings</text:span>, <text:span text:style-name="T49"></text:span><text:span text:style-name="T52">i</text:span>, <text:span text:style-name="T21">s</text:span><text:span text:style-name="T42">-1</text:span><text:span text:style-name="T21">cm</text:span><text:span text:style-name="T42">-2</text:span></text:p>
          </table:table-cell>
          <table:table-cell table:style-name="t10.B3" office:value-type="string">
            <text:p text:style-name="P17">$<text:span text:style-name="T63">10</text:span>-00</text:p>
          </table:table-cell>
          <table:table-cell table:style-name="t10.B3" office:value-type="string">
            <text:p text:style-name="P17">$<text:span text:style-name="T63">10</text:span>-01</text:p>
          </table:table-cell>
          <table:table-cell table:style-name="t10.B3" office:value-type="string">
            <text:p text:style-name="P17">$<text:span text:style-name="T63">10</text:span>-02</text:p>
          </table:table-cell>
          <table:table-cell table:style-name="t10.B3" office:value-type="string">
            <text:p text:style-name="P17">$<text:span text:style-name="T63">10</text:span>-03</text:p>
          </table:table-cell>
          <table:table-cell table:style-name="t10.F3" office:value-type="string">
            <text:p text:style-name="P17">$<text:span text:style-name="T63">10</text:span>-04</text:p>
          </table:table-cell>
        </table:table-row>
        <table:table-row>
          <table:table-cell table:style-name="t10.A3" office:value-type="string">
            <text:p text:style-name="P15"><text:span text:style-name="T20">Result of flux density measurement</text:span> <text:s/><text:span text:style-name="T20">at control point</text:span></text:p>
            <text:p text:style-name="P11"><text:span text:style-name="T49"></text:span><text:span text:style-name="T53">np</text:span><text:span text:style-name="T52">i</text:span>, <text:span text:style-name="T80">s</text:span><text:span text:style-name="T42">-1</text:span><text:span text:style-name="T72"></text:span><text:span text:style-name="T80">cm</text:span><text:span text:style-name="T42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7">$10-n21</text:p>
          </table:table-cell>
          <table:table-cell table:style-name="t10.B3" office:value-type="string">
            <text:p text:style-name="P17">$10-n22</text:p>
          </table:table-cell>
          <table:table-cell table:style-name="t10.B3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15"><text:span text:style-name="T20">Intrinsic relative error of measurement</text:span>, <text:span text:style-name="T67">θ</text:span><text:span text:style-name="T55">пр</text:span><text:span text:style-name="T57">i</text:span><text:span text:style-name="T64">, 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7">$10-n31</text:p>
          </table:table-cell>
          <table:table-cell table:style-name="t10.B3" office:value-type="string">
            <text:p text:style-name="P17">$10-n32</text:p>
          </table:table-cell>
          <table:table-cell table:style-name="t10.B3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15"><text:span text:style-name="T20">Confidence limit of the intrinsic relative error</text:span> <text:span text:style-name="T84">Δ</text:span><text:span text:style-name="T23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7">$10-n41</text:p>
          </table:table-cell>
          <table:table-cell table:style-name="t10.B3" office:value-type="string">
            <text:p text:style-name="P17">$10-n42</text:p>
          </table:table-cell>
          <table:table-cell table:style-name="t10.B3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49"><text:span text:style-name="T20">Limite of intrinsic relative error </text:span>, % <text:s/><text:span text:style-name="T20">not above</text:span>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63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32"><text:span text:style-name="T26">BDKN-03 (</text:span><text:span text:style-name="T24">n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1"><text:span text:style-name="T114">Dose rate at check point</text:span><text:span text:style-name="T90"> </text:span><text:span text:style-name="T119">Ḣ</text:span><text:span text:style-name="T94">oi</text:span><text:span text:style-name="T115">(10)</text:span></text:p>
          </table:table-cell>
          <table:table-cell table:style-name="t11.B2" office:value-type="string">
            <text:p text:style-name="P16">Bacground</text:p>
            <text:p text:style-name="P12"><text:span text:style-name="T20">R=</text:span>2<text:span text:style-name="T20">,0 </text:span><text:span text:style-name="T21">m</text:span></text:p>
          </table:table-cell>
          <table:table-cell table:style-name="t11.B2" office:value-type="string">
            <text:p text:style-name="P13">ИБН-<text:span text:style-name="T20">8-3</text:span></text:p>
            <text:p text:style-name="P16">N027</text:p>
            <text:p text:style-name="P12"><text:span text:style-name="T20">R=2,0 </text:span><text:span text:style-name="T21">m</text:span></text:p>
            <text:p text:style-name="P12"><text:span text:style-name="T20">B(R)=0,</text:span>866</text:p>
            <text:p text:style-name="P12"><text:span text:style-name="T86">H</text:span><text:span text:style-name="T98">*</text:span><text:span text:style-name="T92">oi</text:span><text:span text:style-name="T89">(10)</text:span><text:span text:style-name="T20">=</text:span><text:span text:style-name="T63">8,3</text:span></text:p>
            <text:p text:style-name="P3">1-10</text:p>
          </table:table-cell>
          <table:table-cell table:style-name="t11.B2" office:value-type="string">
            <text:p text:style-name="P13">ИБН-<text:span text:style-name="T20">8-6</text:span></text:p>
            <text:p text:style-name="P12"><text:span text:style-name="T20">N</text:span>0<text:span text:style-name="T20">10</text:span></text:p>
            <text:p text:style-name="P12"><text:span text:style-name="T20">R=2,0 </text:span><text:span text:style-name="T21">m</text:span></text:p>
            <text:p text:style-name="P12"><text:span text:style-name="T20">B(R)=0,</text:span>866</text:p>
            <text:p text:style-name="P12"><text:span text:style-name="T86">H</text:span><text:span text:style-name="T98">*</text:span><text:span text:style-name="T92">oi</text:span><text:span text:style-name="T89">(10)</text:span><text:span text:style-name="T20">=</text:span><text:span text:style-name="T63">80</text:span></text:p>
            <text:p text:style-name="P17">20-100</text:p>
          </table:table-cell>
          <table:table-cell table:style-name="t11.B2" office:value-type="string">
            <text:p text:style-name="P55">ИБН-8-6</text:p>
            <text:p text:style-name="P56">N010</text:p>
            <text:p text:style-name="P54"><text:span text:style-name="T20">R=1,0 </text:span><text:span text:style-name="T21">m</text:span></text:p>
            <text:p text:style-name="P54"><text:span text:style-name="T20">B(R)=0,</text:span>957</text:p>
            <text:p text:style-name="P54"><text:span text:style-name="T86">H</text:span><text:span text:style-name="T98">*</text:span><text:span text:style-name="T92">oi</text:span><text:span text:style-name="T89">(10)</text:span><text:span text:style-name="T20">=</text:span><text:span text:style-name="T63">331</text:span></text:p>
            <text:p text:style-name="P57">2<text:span text:style-name="T120">·</text:span>10<text:span text:style-name="T42">2</text:span>-10<text:span text:style-name="T42">3</text:span></text:p>
          </table:table-cell>
          <table:table-cell table:style-name="t11.F2" office:value-type="string">
            <text:p text:style-name="P55">ИБН-8-6</text:p>
            <text:p text:style-name="P56">N010</text:p>
            <text:p text:style-name="P54"><text:span text:style-name="T20">R=0,5 </text:span><text:span text:style-name="T21">m</text:span></text:p>
            <text:p text:style-name="P54"><text:span text:style-name="T20">B(R)=0,9</text:span>91</text:p>
            <text:p text:style-name="P54"><text:span text:style-name="T86">H</text:span><text:span text:style-name="T98">*</text:span><text:span text:style-name="T92">oi</text:span><text:span text:style-name="T89">(10)</text:span><text:span text:style-name="T20">=</text:span><text:span text:style-name="T63">1434</text:span></text:p>
            <text:p text:style-name="P57">2<text:span text:style-name="T120">·</text:span>10<text:span text:style-name="T42">3</text:span>-10<text:span text:style-name="T42">4</text:span></text:p>
          </table:table-cell>
        </table:table-row>
        <table:table-row>
          <table:table-cell table:style-name="t11.A3" office:value-type="string">
            <text:p text:style-name="P19"><text:span text:style-name="T20">Readings</text:span> <text:span text:style-name="T20">at check point</text:span></text:p>
            <text:p text:style-name="P18"><text:span text:style-name="T87">H</text:span><text:span text:style-name="T99">*</text:span><text:span text:style-name="T93">i</text:span><text:span text:style-name="T91">(10) , </text:span><text:span text:style-name="T73">±δ</text:span><text:span text:style-name="T50">ст</text:span>, %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7">$11-61</text:p>
            <text:p text:style-name="P17">$11-71</text:p>
            <text:p text:style-name="P17">$11-81</text:p>
          </table:table-cell>
          <table:table-cell table:style-name="t11.B3" office:value-type="string">
            <text:p text:style-name="P17">$11-62</text:p>
            <text:p text:style-name="P17">$11-72</text:p>
            <text:p text:style-name="P17">$11-82</text:p>
          </table:table-cell>
          <table:table-cell table:style-name="t11.B3" office:value-type="string">
            <text:p text:style-name="P17">$11-63</text:p>
            <text:p text:style-name="P17">$11-73</text:p>
            <text:p text:style-name="P17">$11-83</text:p>
          </table:table-cell>
          <table:table-cell table:style-name="t11.F3" office:value-type="string">
            <text:p text:style-name="P17">$11-64</text:p>
            <text:p text:style-name="P17">$11-74</text:p>
            <text:p text:style-name="P17">$11-84</text:p>
          </table:table-cell>
        </table:table-row>
        <table:table-row>
          <table:table-cell table:style-name="t11.A3" office:value-type="string">
            <text:p text:style-name="P19"><text:span text:style-name="T20">Average readings</text:span>, <text:span text:style-name="T88">H</text:span><text:span text:style-name="T99">*</text:span><text:span text:style-name="T93">i</text:span><text:span text:style-name="T91">(10) </text:span></text:p>
          </table:table-cell>
          <table:table-cell table:style-name="t11.B4" office:value-type="string">
            <text:p text:style-name="P17">$<text:span text:style-name="T63">1</text:span>1-00</text:p>
          </table:table-cell>
          <table:table-cell table:style-name="t11.B4" office:value-type="string">
            <text:p text:style-name="P17">$<text:span text:style-name="T63">1</text:span>1-01</text:p>
          </table:table-cell>
          <table:table-cell table:style-name="t11.B4" office:value-type="string">
            <text:p text:style-name="P17">$11-02</text:p>
          </table:table-cell>
          <table:table-cell table:style-name="t11.B4" office:value-type="string">
            <text:p text:style-name="P17">$11-03</text:p>
          </table:table-cell>
          <table:table-cell table:style-name="t11.F3" office:value-type="string">
            <text:p text:style-name="P17">$<text:span text:style-name="T63">1</text:span>1-04</text:p>
          </table:table-cell>
        </table:table-row>
        <table:table-row>
          <table:table-cell table:style-name="t11.A3" office:value-type="string">
            <text:p text:style-name="P19"><text:span text:style-name="T20">Dose rate measurement</text:span> <text:span text:style-name="T20">result</text:span> <text:span text:style-name="T20">at control point</text:span></text:p>
            <text:p text:style-name="P18"><text:span text:style-name="T87">H</text:span><text:span text:style-name="T99">*</text:span><text:span text:style-name="T95">пр</text:span><text:span text:style-name="T96">i</text:span><text:span text:style-name="T91">(10) 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7">$11-n21</text:p>
          </table:table-cell>
          <table:table-cell table:style-name="t11.B4" office:value-type="string">
            <text:p text:style-name="P17">$11-n22</text:p>
          </table:table-cell>
          <table:table-cell table:style-name="t11.B4" office:value-type="string">
            <text:p text:style-name="P17">$11-n23</text:p>
          </table:table-cell>
          <table:table-cell table:style-name="t11.F3" office:value-type="string">
            <text:p text:style-name="P17">$11-n24</text:p>
          </table:table-cell>
        </table:table-row>
        <table:table-row>
          <table:table-cell table:style-name="t11.A3" office:value-type="string">
            <text:p text:style-name="P15"><text:span text:style-name="T20">Intrinsic relative error of measurement</text:span>, <text:span text:style-name="T67">θ</text:span><text:span text:style-name="T55">пр</text:span><text:span text:style-name="T57">i</text:span><text:span text:style-name="T64">, </text:span>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7">$11-n31</text:p>
          </table:table-cell>
          <table:table-cell table:style-name="t11.B4" office:value-type="string">
            <text:p text:style-name="P17">$11-n32</text:p>
          </table:table-cell>
          <table:table-cell table:style-name="t11.B4" office:value-type="string">
            <text:p text:style-name="P17">$11-n33</text:p>
          </table:table-cell>
          <table:table-cell table:style-name="t11.F3" office:value-type="string">
            <text:p text:style-name="P17">$11-n34</text:p>
          </table:table-cell>
        </table:table-row>
        <table:table-row>
          <table:table-cell table:style-name="t11.A3" office:value-type="string">
            <text:p text:style-name="P15"><text:span text:style-name="T20">Confidence limit of the intrinsic relative error</text:span> <text:span text:style-name="T84">Δ</text:span><text:span text:style-name="T23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7">$11-n41</text:p>
          </table:table-cell>
          <table:table-cell table:style-name="t11.B4" office:value-type="string">
            <text:p text:style-name="P17">$11-n42</text:p>
          </table:table-cell>
          <table:table-cell table:style-name="t11.B4" office:value-type="string">
            <text:p text:style-name="P17">$11-n43</text:p>
          </table:table-cell>
          <table:table-cell table:style-name="t11.F3" office:value-type="string">
            <text:p text:style-name="P17">$11-n44</text:p>
          </table:table-cell>
        </table:table-row>
        <table:table-row table:style-name="t11.8">
          <table:table-cell table:style-name="t11.A8" office:value-type="string">
            <text:p text:style-name="P49"><text:span text:style-name="T20">Limite of intrinsic relative error </text:span>, % <text:s/><text:span text:style-name="T20">not above</text:span>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63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1"><text:span text:style-name="T26">BDPA-01 </text:span><text:span text:style-name="T26">(</text:span><text:span text:style-name="T41">a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3"><text:span text:style-name="T20">Flux density in test point</text:span> <text:span text:style-name="T121"></text:span><text:span text:style-name="T50">0</text:span><text:span text:style-name="T51">i</text:span>,</text:p>
            <text:p text:style-name="P64"><text:s/><text:span text:style-name="T21">min</text:span><text:span text:style-name="T42">-1</text:span>·<text:span text:style-name="T21">cm</text:span><text:span text:style-name="T42">-2</text:span></text:p>
          </table:table-cell>
          <table:table-cell table:style-name="t12.B2" table:number-rows-spanned="3" office:value-type="string">
            <text:p text:style-name="P65">Radia-tion source <text:s/>number</text:p>
          </table:table-cell>
          <table:table-cell table:style-name="t12.B2" table:number-columns-spanned="5" office:value-type="string">
            <text:p text:style-name="P38"><text:span text:style-name="T20">Measured radiation flux density in test point</text:span>, <text:span text:style-name="T75"></text:span><text:span text:style-name="T61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2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2.J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38"><text:span text:style-name="T20">Back-ground</text:span>, <text:span text:style-name="T71"></text:span><text:span text:style-name="T58">0</text:span><text:span text:style-name="T59">i</text:span><text:span text:style-name="T69">,</text:span></text:p>
            <text:p text:style-name="P37"><text:span text:style-name="T21"><text:s/>min</text:span><text:span text:style-name="T45">-1</text:span><text:span text:style-name="T21">·cm</text:span><text:span text:style-name="T45">-2</text:span></text:p>
          </table:table-cell>
          <table:table-cell table:style-name="t12.C3" table:number-columns-spanned="3" office:value-type="string">
            <text:p text:style-name="P38"><text:span text:style-name="T20">Measured value</text:span> <text:span text:style-name="T75"></text:span><text:span text:style-name="T61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38"><text:span text:style-name="T20">Average value</text:span>, <text:span text:style-name="T75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39"><text:span text:style-name="T74"></text:span><text:span text:style-name="T50">1</text:span></text:p>
          </table:table-cell>
          <table:table-cell table:style-name="t12.D4" office:value-type="string">
            <text:p text:style-name="P38"><text:span text:style-name="T75"></text:span><text:span text:style-name="T50">2</text:span></text:p>
          </table:table-cell>
          <table:table-cell table:style-name="t12.D4" office:value-type="string">
            <text:p text:style-name="P38"><text:span text:style-name="T75">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2">$12-90</text:p>
          </table:table-cell>
          <table:table-cell table:style-name="t12.B5" office:value-type="float" office:value="1179">
            <text:p text:style-name="P23">1179</text:p>
          </table:table-cell>
          <table:table-cell table:style-name="t12.C5" office:value-type="string">
            <text:p text:style-name="P21">$s_bg</text:p>
          </table:table-cell>
          <table:table-cell table:style-name="t12.C5" office:value-type="string">
            <text:p text:style-name="P21">$12-60</text:p>
          </table:table-cell>
          <table:table-cell table:style-name="t12.C5" office:value-type="string">
            <text:p text:style-name="P21">$12-70</text:p>
          </table:table-cell>
          <table:table-cell table:style-name="t12.C5" office:value-type="string">
            <text:p text:style-name="P21">$12-80</text:p>
          </table:table-cell>
          <table:table-cell table:style-name="t12.C5" office:value-type="string">
            <text:p text:style-name="P21">$12-00</text:p>
          </table:table-cell>
          <table:table-cell table:style-name="t12.C5" office:value-type="string">
            <text:p text:style-name="P21">$12-10</text:p>
          </table:table-cell>
          <table:table-cell table:style-name="t12.C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20">20</text:span></text:p>
          </table:table-cell>
        </table:table-row>
        <table:table-row>
          <table:table-cell table:style-name="t12.A5" office:value-type="string">
            <text:p text:style-name="P22">$12-91</text:p>
          </table:table-cell>
          <table:table-cell table:style-name="t12.B5" office:value-type="float" office:value="1180">
            <text:p text:style-name="P23">1180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1</text:p>
          </table:table-cell>
          <table:table-cell table:style-name="t12.C5" office:value-type="string">
            <text:p text:style-name="P21">$12-71</text:p>
          </table:table-cell>
          <table:table-cell table:style-name="t12.C5" office:value-type="string">
            <text:p text:style-name="P21">$12-81</text:p>
          </table:table-cell>
          <table:table-cell table:style-name="t12.C5" office:value-type="string">
            <text:p text:style-name="P21">$12-01</text:p>
          </table:table-cell>
          <table:table-cell table:style-name="t12.C5" office:value-type="string">
            <text:p text:style-name="P21">$12-11</text:p>
          </table:table-cell>
          <table:table-cell table:style-name="t12.C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22">$12-92</text:p>
          </table:table-cell>
          <table:table-cell table:style-name="t12.B5" office:value-type="float" office:value="1181">
            <text:p text:style-name="P23">1181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2</text:p>
          </table:table-cell>
          <table:table-cell table:style-name="t12.C5" office:value-type="string">
            <text:p text:style-name="P21">$12-72</text:p>
          </table:table-cell>
          <table:table-cell table:style-name="t12.C5" office:value-type="string">
            <text:p text:style-name="P21">$12-82</text:p>
          </table:table-cell>
          <table:table-cell table:style-name="t12.C5" office:value-type="string">
            <text:p text:style-name="P21">$12-02</text:p>
          </table:table-cell>
          <table:table-cell table:style-name="t12.C5" office:value-type="string">
            <text:p text:style-name="P21">$12-12</text:p>
          </table:table-cell>
          <table:table-cell table:style-name="t12.C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22">$12-93</text:p>
          </table:table-cell>
          <table:table-cell table:style-name="t12.B8" office:value-type="float" office:value="1182">
            <text:p text:style-name="P23">1182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1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1"><text:span text:style-name="T26">BDPA-02 </text:span><text:span text:style-name="T26">(</text:span><text:span text:style-name="T41">a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3"><text:span text:style-name="T20">Flux density in test point</text:span> <text:span text:style-name="T121"></text:span><text:span text:style-name="T50">0</text:span><text:span text:style-name="T51">i</text:span>,</text:p>
            <text:p text:style-name="P64"><text:s/><text:span text:style-name="T21">min</text:span><text:span text:style-name="T42">-1</text:span>·<text:span text:style-name="T21">cm</text:span><text:span text:style-name="T42">-2</text:span></text:p>
          </table:table-cell>
          <table:table-cell table:style-name="t13.B2" table:number-rows-spanned="3" office:value-type="string">
            <text:p text:style-name="P65">Radia-tion source <text:s/>number</text:p>
          </table:table-cell>
          <table:table-cell table:style-name="t13.B2" table:number-columns-spanned="5" office:value-type="string">
            <text:p text:style-name="P38"><text:span text:style-name="T20">Measured radiation flux density in test point</text:span>, <text:span text:style-name="T75"></text:span><text:span text:style-name="T61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3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3.J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38"><text:span text:style-name="T20">Back-ground</text:span>, <text:span text:style-name="T71"></text:span><text:span text:style-name="T58">0</text:span><text:span text:style-name="T59">i</text:span><text:span text:style-name="T69">,</text:span></text:p>
            <text:p text:style-name="P37"><text:span text:style-name="T21"><text:s/>min</text:span><text:span text:style-name="T45">-1</text:span><text:span text:style-name="T21">·cm</text:span><text:span text:style-name="T45">-2</text:span></text:p>
          </table:table-cell>
          <table:table-cell table:style-name="t13.C3" table:number-columns-spanned="3" office:value-type="string">
            <text:p text:style-name="P38"><text:span text:style-name="T20">Measured value</text:span> <text:span text:style-name="T75"></text:span><text:span text:style-name="T61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38"><text:span text:style-name="T20">Average value</text:span>, <text:span text:style-name="T75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39"><text:span text:style-name="T74"></text:span><text:span text:style-name="T50">1</text:span></text:p>
          </table:table-cell>
          <table:table-cell table:style-name="t13.D4" office:value-type="string">
            <text:p text:style-name="P38"><text:span text:style-name="T75"></text:span><text:span text:style-name="T50">2</text:span></text:p>
          </table:table-cell>
          <table:table-cell table:style-name="t13.D4" office:value-type="string">
            <text:p text:style-name="P38"><text:span text:style-name="T75">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2">$13-90</text:p>
          </table:table-cell>
          <table:table-cell table:style-name="t13.B5" office:value-type="float" office:value="651">
            <text:p text:style-name="P24">0651</text:p>
          </table:table-cell>
          <table:table-cell table:style-name="t13.C5" office:value-type="string">
            <text:p text:style-name="P21">$s_bg</text:p>
          </table:table-cell>
          <table:table-cell table:style-name="t13.C5" office:value-type="string">
            <text:p text:style-name="P21">$13-60</text:p>
          </table:table-cell>
          <table:table-cell table:style-name="t13.C5" office:value-type="string">
            <text:p text:style-name="P21">$13-70</text:p>
          </table:table-cell>
          <table:table-cell table:style-name="t13.C5" office:value-type="string">
            <text:p text:style-name="P21">$13-80</text:p>
          </table:table-cell>
          <table:table-cell table:style-name="t13.C5" office:value-type="string">
            <text:p text:style-name="P21">$13-00</text:p>
          </table:table-cell>
          <table:table-cell table:style-name="t13.C5" office:value-type="string">
            <text:p text:style-name="P21">$13-10</text:p>
          </table:table-cell>
          <table:table-cell table:style-name="t13.C5" office:value-type="string">
            <text:p text:style-name="P21">$13-20</text:p>
          </table:table-cell>
          <table:table-cell table:style-name="t13.J5" table:number-rows-spanned="4" office:value-type="string">
            <text:p text:style-name="P20">±<text:span text:style-name="T20">20</text:span></text:p>
          </table:table-cell>
        </table:table-row>
        <table:table-row>
          <table:table-cell table:style-name="t13.A5" office:value-type="string">
            <text:p text:style-name="P21">$13-<text:span text:style-name="T20">9</text:span>1</text:p>
          </table:table-cell>
          <table:table-cell table:style-name="t13.B5" office:value-type="float" office:value="653">
            <text:p text:style-name="P24">0652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1</text:p>
          </table:table-cell>
          <table:table-cell table:style-name="t13.C5" office:value-type="string">
            <text:p text:style-name="P21">$13-71</text:p>
          </table:table-cell>
          <table:table-cell table:style-name="t13.C5" office:value-type="string">
            <text:p text:style-name="P21">$13-81</text:p>
          </table:table-cell>
          <table:table-cell table:style-name="t13.C5" office:value-type="string">
            <text:p text:style-name="P21">$13-01</text:p>
          </table:table-cell>
          <table:table-cell table:style-name="t13.C5" office:value-type="string">
            <text:p text:style-name="P21">$13-11</text:p>
          </table:table-cell>
          <table:table-cell table:style-name="t13.C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22">$13-92</text:p>
          </table:table-cell>
          <table:table-cell table:style-name="t13.B5" office:value-type="float" office:value="0">
            <text:p text:style-name="P24">0653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2</text:p>
          </table:table-cell>
          <table:table-cell table:style-name="t13.C5" office:value-type="string">
            <text:p text:style-name="P21">$13-72</text:p>
          </table:table-cell>
          <table:table-cell table:style-name="t13.C5" office:value-type="string">
            <text:p text:style-name="P21">$13-82</text:p>
          </table:table-cell>
          <table:table-cell table:style-name="t13.C5" office:value-type="string">
            <text:p text:style-name="P21">$13-02</text:p>
          </table:table-cell>
          <table:table-cell table:style-name="t13.C5" office:value-type="string">
            <text:p text:style-name="P21">$13-12</text:p>
          </table:table-cell>
          <table:table-cell table:style-name="t13.C5" office:value-type="string">
            <text:p text:style-name="P21">$13-22</text:p>
          </table:table-cell>
          <table:covered-table-cell/>
        </table:table-row>
        <table:table-row>
          <table:table-cell table:style-name="t13.A8" office:value-type="string">
            <text:p text:style-name="P22">$13-93</text:p>
          </table:table-cell>
          <table:table-cell table:style-name="t13.B8" office:value-type="float" office:value="0">
            <text:p text:style-name="P24">0655</text:p>
          </table:table-cell>
          <table:table-cell table:style-name="t13.C8" office:value-type="string">
            <text:p text:style-name="P21">---</text:p>
          </table:table-cell>
          <table:table-cell table:style-name="t13.C8" office:value-type="string">
            <text:p text:style-name="P21">$13-63</text:p>
          </table:table-cell>
          <table:table-cell table:style-name="t13.C8" office:value-type="string">
            <text:p text:style-name="P21">$13-73</text:p>
          </table:table-cell>
          <table:table-cell table:style-name="t13.C8" office:value-type="string">
            <text:p text:style-name="P21">$13-83</text:p>
          </table:table-cell>
          <table:table-cell table:style-name="t13.C8" office:value-type="string">
            <text:p text:style-name="P21">$13-03</text:p>
          </table:table-cell>
          <table:table-cell table:style-name="t13.C8" office:value-type="string">
            <text:p text:style-name="P21">$13-13</text:p>
          </table:table-cell>
          <table:table-cell table:style-name="t13.C8" office:value-type="string">
            <text:p text:style-name="P21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31"><text:span text:style-name="T26">BDPB-01 </text:span><text:span text:style-name="T26">(</text:span><text:span text:style-name="T41">b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3"><text:span text:style-name="T20">Flux density in test point</text:span> <text:span text:style-name="T121"></text:span><text:span text:style-name="T50">0</text:span><text:span text:style-name="T51">i</text:span>,</text:p>
            <text:p text:style-name="P64"><text:s/><text:span text:style-name="T21">min</text:span><text:span text:style-name="T42">-1</text:span>·<text:span text:style-name="T21">cm</text:span><text:span text:style-name="T42">-2</text:span></text:p>
          </table:table-cell>
          <table:table-cell table:style-name="t14.B2" table:number-rows-spanned="3" office:value-type="string">
            <text:p text:style-name="P65">Radia-tion source <text:s/>number</text:p>
          </table:table-cell>
          <table:table-cell table:style-name="t14.B2" table:number-columns-spanned="5" office:value-type="string">
            <text:p text:style-name="P38"><text:span text:style-name="T20">Measured radiation flux density in test point</text:span>, <text:span text:style-name="T75"></text:span><text:span text:style-name="T61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4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4.J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38"><text:span text:style-name="T20">Back-ground</text:span>, <text:span text:style-name="T71"></text:span><text:span text:style-name="T58">0</text:span><text:span text:style-name="T59">i</text:span><text:span text:style-name="T69">,</text:span></text:p>
            <text:p text:style-name="P37"><text:span text:style-name="T21"><text:s/>min</text:span><text:span text:style-name="T45">-1</text:span><text:span text:style-name="T21">·cm</text:span><text:span text:style-name="T45">-2</text:span></text:p>
          </table:table-cell>
          <table:table-cell table:style-name="t14.C3" table:number-columns-spanned="3" office:value-type="string">
            <text:p text:style-name="P38"><text:span text:style-name="T20">Measured value</text:span> <text:span text:style-name="T75"></text:span><text:span text:style-name="T61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38"><text:span text:style-name="T20">Average value</text:span>, <text:span text:style-name="T75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39"><text:span text:style-name="T74"></text:span><text:span text:style-name="T50">1</text:span></text:p>
          </table:table-cell>
          <table:table-cell table:style-name="t14.D4" office:value-type="string">
            <text:p text:style-name="P38"><text:span text:style-name="T75"></text:span><text:span text:style-name="T50">2</text:span></text:p>
          </table:table-cell>
          <table:table-cell table:style-name="t14.D4" office:value-type="string">
            <text:p text:style-name="P38"><text:span text:style-name="T75">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1">$14-<text:span text:style-name="T20">9</text:span>0</text:p>
          </table:table-cell>
          <table:table-cell table:style-name="t14.B5" office:value-type="string">
            <text:p text:style-name="P21">$14-<text:span text:style-name="T20">3</text:span>0</text:p>
          </table:table-cell>
          <table:table-cell table:style-name="t14.B5" office:value-type="string">
            <text:p text:style-name="P21">$<text:span text:style-name="T20">b_bg</text:span></text:p>
          </table:table-cell>
          <table:table-cell table:style-name="t14.B5" office:value-type="string">
            <text:p text:style-name="P21">$14-60</text:p>
          </table:table-cell>
          <table:table-cell table:style-name="t14.B5" office:value-type="string">
            <text:p text:style-name="P21">$14-70</text:p>
          </table:table-cell>
          <table:table-cell table:style-name="t14.B5" office:value-type="string">
            <text:p text:style-name="P21">$14-80</text:p>
          </table:table-cell>
          <table:table-cell table:style-name="t14.B5" office:value-type="string">
            <text:p text:style-name="P21">$14-00</text:p>
          </table:table-cell>
          <table:table-cell table:style-name="t14.B5" office:value-type="string">
            <text:p text:style-name="P21">$14-10</text:p>
          </table:table-cell>
          <table:table-cell table:style-name="t14.B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14.A5" office:value-type="string">
            <text:p text:style-name="P22">$14-91</text:p>
          </table:table-cell>
          <table:table-cell table:style-name="t14.B5" office:value-type="string">
            <text:p text:style-name="P21">$14-<text:span text:style-name="T20">3</text:span>1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1</text:p>
          </table:table-cell>
          <table:table-cell table:style-name="t14.B5" office:value-type="string">
            <text:p text:style-name="P21">$14-71</text:p>
          </table:table-cell>
          <table:table-cell table:style-name="t14.B5" office:value-type="string">
            <text:p text:style-name="P21">$14-81</text:p>
          </table:table-cell>
          <table:table-cell table:style-name="t14.B5" office:value-type="string">
            <text:p text:style-name="P21">$14-01</text:p>
          </table:table-cell>
          <table:table-cell table:style-name="t14.B5" office:value-type="string">
            <text:p text:style-name="P21">$14-11</text:p>
          </table:table-cell>
          <table:table-cell table:style-name="t14.B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22">$14-92</text:p>
          </table:table-cell>
          <table:table-cell table:style-name="t14.B5" office:value-type="string">
            <text:p text:style-name="P22">$14-32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2</text:p>
          </table:table-cell>
          <table:table-cell table:style-name="t14.B5" office:value-type="string">
            <text:p text:style-name="P21">$14-72</text:p>
          </table:table-cell>
          <table:table-cell table:style-name="t14.B5" office:value-type="string">
            <text:p text:style-name="P21">$14-82</text:p>
          </table:table-cell>
          <table:table-cell table:style-name="t14.B5" office:value-type="string">
            <text:p text:style-name="P21">$14-02</text:p>
          </table:table-cell>
          <table:table-cell table:style-name="t14.B5" office:value-type="string">
            <text:p text:style-name="P21">$14-12</text:p>
          </table:table-cell>
          <table:table-cell table:style-name="t14.B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21">$14-<text:span text:style-name="T20">9</text:span>3</text:p>
          </table:table-cell>
          <table:table-cell table:style-name="t14.B5" office:value-type="string">
            <text:p text:style-name="P22">$14-33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3</text:p>
          </table:table-cell>
          <table:table-cell table:style-name="t14.B5" office:value-type="string">
            <text:p text:style-name="P21">$14-73</text:p>
          </table:table-cell>
          <table:table-cell table:style-name="t14.B5" office:value-type="string">
            <text:p text:style-name="P21">$14-83</text:p>
          </table:table-cell>
          <table:table-cell table:style-name="t14.B5" office:value-type="string">
            <text:p text:style-name="P21">$14-03</text:p>
          </table:table-cell>
          <table:table-cell table:style-name="t14.B5" office:value-type="string">
            <text:p text:style-name="P21">$14-13</text:p>
          </table:table-cell>
          <table:table-cell table:style-name="t14.B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21">$14-<text:span text:style-name="T20">9</text:span>4</text:p>
          </table:table-cell>
          <table:table-cell table:style-name="t14.B9" office:value-type="string">
            <text:p text:style-name="P21">$14-<text:span text:style-name="T20">3</text:span>4</text:p>
          </table:table-cell>
          <table:table-cell table:style-name="t14.B9" office:value-type="string">
            <text:p text:style-name="P21">---</text:p>
          </table:table-cell>
          <table:table-cell table:style-name="t14.B9" office:value-type="string">
            <text:p text:style-name="P21">$14-64</text:p>
          </table:table-cell>
          <table:table-cell table:style-name="t14.B9" office:value-type="string">
            <text:p text:style-name="P21">$14-74</text:p>
          </table:table-cell>
          <table:table-cell table:style-name="t14.B9" office:value-type="string">
            <text:p text:style-name="P21">$14-84</text:p>
          </table:table-cell>
          <table:table-cell table:style-name="t14.B9" office:value-type="string">
            <text:p text:style-name="P21">$14-04</text:p>
          </table:table-cell>
          <table:table-cell table:style-name="t14.B9" office:value-type="string">
            <text:p text:style-name="P21">$14-14</text:p>
          </table:table-cell>
          <table:table-cell table:style-name="t14.B9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1"><text:span text:style-name="T26">BDPB-02 </text:span><text:span text:style-name="T26">(</text:span><text:span text:style-name="T41">b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3"><text:span text:style-name="T20">Flux density in test point</text:span> <text:span text:style-name="T121"></text:span><text:span text:style-name="T50">0</text:span><text:span text:style-name="T51">i</text:span>,</text:p>
            <text:p text:style-name="P64"><text:s/><text:span text:style-name="T21">min</text:span><text:span text:style-name="T42">-1</text:span>·<text:span text:style-name="T21">cm</text:span><text:span text:style-name="T42">-2</text:span></text:p>
          </table:table-cell>
          <table:table-cell table:style-name="t15.B2" table:number-rows-spanned="3" office:value-type="string">
            <text:p text:style-name="P65">Radia-tion source <text:s/>number</text:p>
          </table:table-cell>
          <table:table-cell table:style-name="t15.B2" table:number-columns-spanned="5" office:value-type="string">
            <text:p text:style-name="P38"><text:span text:style-name="T20">Measured radiation flux density in test point</text:span>, <text:span text:style-name="T75"></text:span><text:span text:style-name="T61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5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5.J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38"><text:span text:style-name="T20">Back-ground</text:span>, <text:span text:style-name="T71"></text:span><text:span text:style-name="T58">0</text:span><text:span text:style-name="T59">i</text:span><text:span text:style-name="T69">,</text:span></text:p>
            <text:p text:style-name="P37"><text:span text:style-name="T21"><text:s/>min</text:span><text:span text:style-name="T45">-1</text:span><text:span text:style-name="T21">·cm</text:span><text:span text:style-name="T45">-2</text:span></text:p>
          </table:table-cell>
          <table:table-cell table:style-name="t15.C3" table:number-columns-spanned="3" office:value-type="string">
            <text:p text:style-name="P38"><text:span text:style-name="T20">Measured value</text:span> <text:span text:style-name="T75"></text:span><text:span text:style-name="T61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38"><text:span text:style-name="T20">Average value</text:span>, <text:span text:style-name="T75">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39"><text:span text:style-name="T74"></text:span><text:span text:style-name="T50">1</text:span></text:p>
          </table:table-cell>
          <table:table-cell table:style-name="t15.D4" office:value-type="string">
            <text:p text:style-name="P38"><text:span text:style-name="T75"></text:span><text:span text:style-name="T50">2</text:span></text:p>
          </table:table-cell>
          <table:table-cell table:style-name="t15.D4" office:value-type="string">
            <text:p text:style-name="P38"><text:span text:style-name="T75">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$15-<text:span text:style-name="T20">9</text:span>0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<text:span text:style-name="T20">b2_bg</text:span>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1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J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15.A5" office:value-type="string">
            <text:p text:style-name="P22">$15-91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1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22">$15-92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1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22">$15-93</text:p>
          </table:table-cell>
          <table:table-cell table:style-name="t15.B5" office:value-type="string">
            <text:p text:style-name="P21">$15-33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3</text:p>
          </table:table-cell>
          <table:table-cell table:style-name="t15.B5" office:value-type="string">
            <text:p text:style-name="P21">$15-73</text:p>
          </table:table-cell>
          <table:table-cell table:style-name="t15.B5" office:value-type="string">
            <text:p text:style-name="P21">$15-83</text:p>
          </table:table-cell>
          <table:table-cell table:style-name="t15.B5" office:value-type="string">
            <text:p text:style-name="P21">$15-03</text:p>
          </table:table-cell>
          <table:table-cell table:style-name="t15.B5" office:value-type="string">
            <text:p text:style-name="P21">$15-13</text:p>
          </table:table-cell>
          <table:table-cell table:style-name="t15.B5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22">$15-94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---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1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1"><text:span text:style-name="T26">BDKR-01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</text:span><text:span text:style-name="T82">0.07</text:span><text:span text:style-name="T81">)</text:span></text:p>
          </table:table-cell>
          <table:table-cell table:style-name="t19.B2" table:number-rows-spanned="3" office:value-type="string">
            <text:p text:style-name="P65">Radia-tion source <text:s/>number</text:p>
          </table:table-cell>
          <table:table-cell table:style-name="t19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19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9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9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19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</text:span><text:span text:style-name="T83">0.07</text:span><text:span text:style-name="T81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</text:span><text:span text:style-name="T83">0.07</text:span><text:span text:style-name="T81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9"><text:span text:style-name="T48">H</text:span><text:span text:style-name="T50">1</text:span></text:p>
          </table:table-cell>
          <table:table-cell table:style-name="t19.D3" office:value-type="string">
            <text:p text:style-name="P38"><text:span text:style-name="T21">H</text:span><text:span text:style-name="T50">2</text:span></text:p>
          </table:table-cell>
          <table:table-cell table:style-name="t19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3"><text:span text:style-name="T20">0,07</text:span> Sv/h</text:p>
          </table:table-cell>
          <table:table-cell table:style-name="t19.B5" office:value-type="string">
            <text:p text:style-name="P21">$19-30</text:p>
          </table:table-cell>
          <table:table-cell table:style-name="t19.B5" office:value-type="string">
            <text:p text:style-name="P21">$19-40</text:p>
          </table:table-cell>
          <table:table-cell table:style-name="t19.B5" office:value-type="string">
            <text:p text:style-name="P21">$19-50</text:p>
          </table:table-cell>
          <table:table-cell table:style-name="t19.B5" office:value-type="string">
            <text:p text:style-name="P21">$19-60</text:p>
          </table:table-cell>
          <table:table-cell table:style-name="t19.B5" office:value-type="string">
            <text:p text:style-name="P21">$19-70</text:p>
          </table:table-cell>
          <table:table-cell table:style-name="t19.B5" office:value-type="string">
            <text:p text:style-name="P21">$19-80</text:p>
          </table:table-cell>
          <table:table-cell table:style-name="t19.B5" office:value-type="string">
            <text:p text:style-name="P21">$19-00</text:p>
          </table:table-cell>
          <table:table-cell table:style-name="t19.B5" office:value-type="string">
            <text:p text:style-name="P21">$19-10</text:p>
          </table:table-cell>
          <table:table-cell table:style-name="t19.B5" office:value-type="string">
            <text:p text:style-name="P21">$19-20</text:p>
          </table:table-cell>
          <table:table-cell table:style-name="t19.K5" table:number-rows-spanned="4" office:value-type="string">
            <text:p text:style-name="P20">±<text:span text:style-name="T20">20</text:span></text:p>
          </table:table-cell>
        </table:table-row>
        <table:table-row>
          <table:table-cell table:style-name="t19.A5" office:value-type="string">
            <text:p text:style-name="P13">0,7 Sv/h</text:p>
          </table:table-cell>
          <table:table-cell table:style-name="t19.B5" office:value-type="string">
            <text:p text:style-name="P21">$19-31</text:p>
          </table:table-cell>
          <table:table-cell table:style-name="t19.B5" office:value-type="string">
            <text:p text:style-name="P21">$19-41</text:p>
          </table:table-cell>
          <table:table-cell table:style-name="t19.B5" office:value-type="string">
            <text:p text:style-name="P21">$19-51</text:p>
          </table:table-cell>
          <table:table-cell table:style-name="t19.B5" office:value-type="string">
            <text:p text:style-name="P21">$19-61</text:p>
          </table:table-cell>
          <table:table-cell table:style-name="t19.B5" office:value-type="string">
            <text:p text:style-name="P21">$19-71</text:p>
          </table:table-cell>
          <table:table-cell table:style-name="t19.B5" office:value-type="string">
            <text:p text:style-name="P21">$19-81</text:p>
          </table:table-cell>
          <table:table-cell table:style-name="t19.B5" office:value-type="string">
            <text:p text:style-name="P21">$19-01</text:p>
          </table:table-cell>
          <table:table-cell table:style-name="t19.B5" office:value-type="string">
            <text:p text:style-name="P21">$19-11</text:p>
          </table:table-cell>
          <table:table-cell table:style-name="t19.B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13">7 Sv/h</text:p>
          </table:table-cell>
          <table:table-cell table:style-name="t19.B5" office:value-type="string">
            <text:p text:style-name="P21">$19-32</text:p>
          </table:table-cell>
          <table:table-cell table:style-name="t19.B5" office:value-type="string">
            <text:p text:style-name="P21">$19-42</text:p>
          </table:table-cell>
          <table:table-cell table:style-name="t19.B5" office:value-type="string">
            <text:p text:style-name="P21">$19-52</text:p>
          </table:table-cell>
          <table:table-cell table:style-name="t19.B5" office:value-type="string">
            <text:p text:style-name="P21">$19-62</text:p>
          </table:table-cell>
          <table:table-cell table:style-name="t19.B5" office:value-type="string">
            <text:p text:style-name="P21">$19-72</text:p>
          </table:table-cell>
          <table:table-cell table:style-name="t19.B5" office:value-type="string">
            <text:p text:style-name="P21">$19-82</text:p>
          </table:table-cell>
          <table:table-cell table:style-name="t19.B5" office:value-type="string">
            <text:p text:style-name="P21">$19-02</text:p>
          </table:table-cell>
          <table:table-cell table:style-name="t19.B5" office:value-type="string">
            <text:p text:style-name="P21">$19-12</text:p>
          </table:table-cell>
          <table:table-cell table:style-name="t19.B5" office:value-type="string">
            <text:p text:style-name="P21">$19-22</text:p>
          </table:table-cell>
          <table:covered-table-cell/>
        </table:table-row>
        <table:table-row>
          <table:table-cell table:style-name="t19.A8" office:value-type="string">
            <text:p text:style-name="P13">70 Sv/h</text:p>
          </table:table-cell>
          <table:table-cell table:style-name="t19.B8" office:value-type="string">
            <text:p text:style-name="P21">$19-33</text:p>
          </table:table-cell>
          <table:table-cell table:style-name="t19.B8" office:value-type="string">
            <text:p text:style-name="P21">$19-43</text:p>
          </table:table-cell>
          <table:table-cell table:style-name="t19.B8" office:value-type="string">
            <text:p text:style-name="P21">$19-53</text:p>
          </table:table-cell>
          <table:table-cell table:style-name="t19.B8" office:value-type="string">
            <text:p text:style-name="P21">$19-63</text:p>
          </table:table-cell>
          <table:table-cell table:style-name="t19.B8" office:value-type="string">
            <text:p text:style-name="P21">$19-73</text:p>
          </table:table-cell>
          <table:table-cell table:style-name="t19.B8" office:value-type="string">
            <text:p text:style-name="P21">$19-83</text:p>
          </table:table-cell>
          <table:table-cell table:style-name="t19.B8" office:value-type="string">
            <text:p text:style-name="P21">$19-03</text:p>
          </table:table-cell>
          <table:table-cell table:style-name="t19.B8" office:value-type="string">
            <text:p text:style-name="P21">$19-13</text:p>
          </table:table-cell>
          <table:table-cell table:style-name="t19.B8" office:value-type="string">
            <text:p text:style-name="P21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31"><text:span text:style-name="T26">BDPS-02 </text:span><text:span text:style-name="T26">(</text:span><text:span text:style-name="T41">a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3"><text:span text:style-name="T20">Flux density in test point</text:span> <text:span text:style-name="T121"></text:span><text:span text:style-name="T50">0</text:span><text:span text:style-name="T51">i</text:span>,</text:p>
            <text:p text:style-name="P64"><text:s/><text:span text:style-name="T21">min</text:span><text:span text:style-name="T42">-1</text:span>·<text:span text:style-name="T21">cm</text:span><text:span text:style-name="T42">-2</text:span></text:p>
          </table:table-cell>
          <table:table-cell table:style-name="t20.B2" table:number-rows-spanned="3" office:value-type="string">
            <text:p text:style-name="P65">Radia-tion source <text:s/>number</text:p>
          </table:table-cell>
          <table:table-cell table:style-name="t20.B2" table:number-columns-spanned="5" office:value-type="string">
            <text:p text:style-name="P38"><text:span text:style-name="T20">Measured radiation flux density in test point</text:span>, <text:span text:style-name="T75"></text:span><text:span text:style-name="T61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20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20.J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38"><text:span text:style-name="T20">Back-ground</text:span>, <text:span text:style-name="T71"></text:span><text:span text:style-name="T58">0</text:span><text:span text:style-name="T59">i</text:span><text:span text:style-name="T69">,</text:span></text:p>
            <text:p text:style-name="P37"><text:span text:style-name="T21"><text:s/>min</text:span><text:span text:style-name="T45">-1</text:span><text:span text:style-name="T21">·cm</text:span><text:span text:style-name="T45">-2</text:span></text:p>
          </table:table-cell>
          <table:table-cell table:style-name="t20.C3" table:number-columns-spanned="3" office:value-type="string">
            <text:p text:style-name="P38"><text:span text:style-name="T20">Measured value</text:span> <text:span text:style-name="T75"></text:span><text:span text:style-name="T61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38"><text:span text:style-name="T20">Average value</text:span>, <text:span text:style-name="T75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39"><text:span text:style-name="T74"></text:span><text:span text:style-name="T50">1</text:span></text:p>
          </table:table-cell>
          <table:table-cell table:style-name="t20.D4" office:value-type="string">
            <text:p text:style-name="P38"><text:span text:style-name="T75"></text:span><text:span text:style-name="T50">2</text:span></text:p>
          </table:table-cell>
          <table:table-cell table:style-name="t20.D4" office:value-type="string">
            <text:p text:style-name="P38"><text:span text:style-name="T75">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2">$20-90</text:p>
          </table:table-cell>
          <table:table-cell table:style-name="t20.B5" office:value-type="float" office:value="1179">
            <text:p text:style-name="P23">1179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0</text:p>
          </table:table-cell>
          <table:table-cell table:style-name="t20.C5" office:value-type="string">
            <text:p text:style-name="P21">$20-70</text:p>
          </table:table-cell>
          <table:table-cell table:style-name="t20.C5" office:value-type="string">
            <text:p text:style-name="P21">$20-80</text:p>
          </table:table-cell>
          <table:table-cell table:style-name="t20.C5" office:value-type="string">
            <text:p text:style-name="P21">$20-00</text:p>
          </table:table-cell>
          <table:table-cell table:style-name="t20.C5" office:value-type="string">
            <text:p text:style-name="P21">$20-10</text:p>
          </table:table-cell>
          <table:table-cell table:style-name="t20.C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20.A5" office:value-type="string">
            <text:p text:style-name="P22">$20-91</text:p>
          </table:table-cell>
          <table:table-cell table:style-name="t20.B5" office:value-type="float" office:value="1180">
            <text:p text:style-name="P23">1180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1</text:p>
          </table:table-cell>
          <table:table-cell table:style-name="t20.C5" office:value-type="string">
            <text:p text:style-name="P21">$20-71</text:p>
          </table:table-cell>
          <table:table-cell table:style-name="t20.C5" office:value-type="string">
            <text:p text:style-name="P21">$20-81</text:p>
          </table:table-cell>
          <table:table-cell table:style-name="t20.C5" office:value-type="string">
            <text:p text:style-name="P21">$20-01</text:p>
          </table:table-cell>
          <table:table-cell table:style-name="t20.C5" office:value-type="string">
            <text:p text:style-name="P21">$20-11</text:p>
          </table:table-cell>
          <table:table-cell table:style-name="t20.C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22">$20-92</text:p>
          </table:table-cell>
          <table:table-cell table:style-name="t20.B5" office:value-type="float" office:value="1181">
            <text:p text:style-name="P23">1181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2</text:p>
          </table:table-cell>
          <table:table-cell table:style-name="t20.C5" office:value-type="string">
            <text:p text:style-name="P21">$20-72</text:p>
          </table:table-cell>
          <table:table-cell table:style-name="t20.C5" office:value-type="string">
            <text:p text:style-name="P21">$20-82</text:p>
          </table:table-cell>
          <table:table-cell table:style-name="t20.C5" office:value-type="string">
            <text:p text:style-name="P21">$20-02</text:p>
          </table:table-cell>
          <table:table-cell table:style-name="t20.C5" office:value-type="string">
            <text:p text:style-name="P21">$20-12</text:p>
          </table:table-cell>
          <table:table-cell table:style-name="t20.C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22">$20-93</text:p>
          </table:table-cell>
          <table:table-cell table:style-name="t20.B5" office:value-type="float" office:value="1182">
            <text:p text:style-name="P23">1182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3</text:p>
          </table:table-cell>
          <table:table-cell table:style-name="t20.C5" office:value-type="string">
            <text:p text:style-name="P21">$20-73</text:p>
          </table:table-cell>
          <table:table-cell table:style-name="t20.C5" office:value-type="string">
            <text:p text:style-name="P21">$20-83</text:p>
          </table:table-cell>
          <table:table-cell table:style-name="t20.C5" office:value-type="string">
            <text:p text:style-name="P21">$20-03</text:p>
          </table:table-cell>
          <table:table-cell table:style-name="t20.C5" office:value-type="string">
            <text:p text:style-name="P21">$20-13</text:p>
          </table:table-cell>
          <table:table-cell table:style-name="t20.C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22">$20-94</text:p>
          </table:table-cell>
          <table:table-cell table:style-name="t20.B9" office:value-type="float" office:value="1183">
            <text:p text:style-name="P23">1183</text:p>
          </table:table-cell>
          <table:table-cell table:style-name="t20.C9" office:value-type="string">
            <text:p text:style-name="P21">---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1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31"><text:span text:style-name="T26">BDPS-02 </text:span><text:span text:style-name="T26">(</text:span><text:span text:style-name="T41">b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3"><text:span text:style-name="T20">Flux density in test point</text:span> <text:span text:style-name="T121"></text:span><text:span text:style-name="T50">0</text:span><text:span text:style-name="T51">i</text:span>,</text:p>
            <text:p text:style-name="P64"><text:s/><text:span text:style-name="T21">min</text:span><text:span text:style-name="T42">-1</text:span>·<text:span text:style-name="T21">cm</text:span><text:span text:style-name="T42">-2</text:span></text:p>
          </table:table-cell>
          <table:table-cell table:style-name="t21.B2" table:number-rows-spanned="3" office:value-type="string">
            <text:p text:style-name="P65">Radia-tion source <text:s/>number</text:p>
          </table:table-cell>
          <table:table-cell table:style-name="t21.B2" table:number-columns-spanned="5" office:value-type="string">
            <text:p text:style-name="P38"><text:span text:style-name="T20">Measured radiation flux density in test point</text:span>, <text:span text:style-name="T75"></text:span><text:span text:style-name="T61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21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21.J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38"><text:span text:style-name="T20">Back-ground</text:span>, <text:span text:style-name="T71"></text:span><text:span text:style-name="T58">0</text:span><text:span text:style-name="T59">i</text:span><text:span text:style-name="T69">,</text:span></text:p>
            <text:p text:style-name="P37"><text:span text:style-name="T21"><text:s/>min</text:span><text:span text:style-name="T45">-1</text:span><text:span text:style-name="T21">·cm</text:span><text:span text:style-name="T45">-2</text:span></text:p>
          </table:table-cell>
          <table:table-cell table:style-name="t21.C3" table:number-columns-spanned="3" office:value-type="string">
            <text:p text:style-name="P38"><text:span text:style-name="T20">Measured value</text:span> <text:span text:style-name="T75"></text:span><text:span text:style-name="T61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38"><text:span text:style-name="T20">Average value</text:span>, <text:span text:style-name="T75">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39"><text:span text:style-name="T74"></text:span><text:span text:style-name="T50">1</text:span></text:p>
          </table:table-cell>
          <table:table-cell table:style-name="t21.D4" office:value-type="string">
            <text:p text:style-name="P38"><text:span text:style-name="T75"></text:span><text:span text:style-name="T50">2</text:span></text:p>
          </table:table-cell>
          <table:table-cell table:style-name="t21.D4" office:value-type="string">
            <text:p text:style-name="P38"><text:span text:style-name="T75">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$21-<text:span text:style-name="T20">9</text:span>0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1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J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21.A5" office:value-type="string">
            <text:p text:style-name="P22">$21-91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1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22">$21-92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1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22">$21-93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1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9" office:value-type="string">
            <text:p text:style-name="P22">$21-94</text:p>
          </table:table-cell>
          <table:table-cell table:style-name="t21.B9" office:value-type="string">
            <text:p text:style-name="P21">$21-34</text:p>
          </table:table-cell>
          <table:table-cell table:style-name="t21.B9" office:value-type="string">
            <text:p text:style-name="P21">---</text:p>
          </table:table-cell>
          <table:table-cell table:style-name="t21.B9" office:value-type="string">
            <text:p text:style-name="P21">$21-64</text:p>
          </table:table-cell>
          <table:table-cell table:style-name="t21.B9" office:value-type="string">
            <text:p text:style-name="P21">$21-74</text:p>
          </table:table-cell>
          <table:table-cell table:style-name="t21.B9" office:value-type="string">
            <text:p text:style-name="P21">$21-84</text:p>
          </table:table-cell>
          <table:table-cell table:style-name="t21.B9" office:value-type="string">
            <text:p text:style-name="P21">$21-04</text:p>
          </table:table-cell>
          <table:table-cell table:style-name="t21.B9" office:value-type="string">
            <text:p text:style-name="P21">$21-14</text:p>
          </table:table-cell>
          <table:table-cell table:style-name="t21.B9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1"><text:span text:style-name="T26">BDPS-02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22.B2" table:number-rows-spanned="3" office:value-type="string">
            <text:p text:style-name="P65">Radia-tion source <text:s/>number</text:p>
          </table:table-cell>
          <table:table-cell table:style-name="t22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22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22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22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22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9"><text:span text:style-name="T48">H</text:span><text:span text:style-name="T50">1</text:span></text:p>
          </table:table-cell>
          <table:table-cell table:style-name="t22.D3" office:value-type="string">
            <text:p text:style-name="P38"><text:span text:style-name="T21">H</text:span><text:span text:style-name="T50">2</text:span></text:p>
          </table:table-cell>
          <table:table-cell table:style-name="t22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3">0,7 Sv/h</text:p>
          </table:table-cell>
          <table:table-cell table:style-name="t22.B5" office:value-type="string">
            <text:p text:style-name="P21">$22-30</text:p>
          </table:table-cell>
          <table:table-cell table:style-name="t22.B5" office:value-type="string">
            <text:p text:style-name="P21">$22-40</text:p>
          </table:table-cell>
          <table:table-cell table:style-name="t22.B5" office:value-type="string">
            <text:p text:style-name="P21">$22-50</text:p>
          </table:table-cell>
          <table:table-cell table:style-name="t22.B5" office:value-type="string">
            <text:p text:style-name="P21">$22-60</text:p>
          </table:table-cell>
          <table:table-cell table:style-name="t22.B5" office:value-type="string">
            <text:p text:style-name="P21">$22-70</text:p>
          </table:table-cell>
          <table:table-cell table:style-name="t22.B5" office:value-type="string">
            <text:p text:style-name="P21">$22-80</text:p>
          </table:table-cell>
          <table:table-cell table:style-name="t22.B5" office:value-type="string">
            <text:p text:style-name="P21">$22-00</text:p>
          </table:table-cell>
          <table:table-cell table:style-name="t22.B5" office:value-type="string">
            <text:p text:style-name="P21">$22-10</text:p>
          </table:table-cell>
          <table:table-cell table:style-name="t22.B5" office:value-type="string">
            <text:p text:style-name="P21">$22-20</text:p>
          </table:table-cell>
          <table:table-cell table:style-name="t22.K5" table:number-rows-spanned="6" office:value-type="string">
            <text:p text:style-name="P20">±<text:span text:style-name="T63">20</text:span></text:p>
          </table:table-cell>
        </table:table-row>
        <table:table-row>
          <table:table-cell table:style-name="t22.A5" office:value-type="string">
            <text:p text:style-name="P13">7 Sv/h</text:p>
          </table:table-cell>
          <table:table-cell table:style-name="t22.B5" office:value-type="string">
            <text:p text:style-name="P21">$22-31</text:p>
          </table:table-cell>
          <table:table-cell table:style-name="t22.B5" office:value-type="string">
            <text:p text:style-name="P21">$22-41</text:p>
          </table:table-cell>
          <table:table-cell table:style-name="t22.B5" office:value-type="string">
            <text:p text:style-name="P21">$22-51</text:p>
          </table:table-cell>
          <table:table-cell table:style-name="t22.B5" office:value-type="string">
            <text:p text:style-name="P21">$22-61</text:p>
          </table:table-cell>
          <table:table-cell table:style-name="t22.B5" office:value-type="string">
            <text:p text:style-name="P21">$22-71</text:p>
          </table:table-cell>
          <table:table-cell table:style-name="t22.B5" office:value-type="string">
            <text:p text:style-name="P21">$22-81</text:p>
          </table:table-cell>
          <table:table-cell table:style-name="t22.B5" office:value-type="string">
            <text:p text:style-name="P21">$22-01</text:p>
          </table:table-cell>
          <table:table-cell table:style-name="t22.B5" office:value-type="string">
            <text:p text:style-name="P21">$22-11</text:p>
          </table:table-cell>
          <table:table-cell table:style-name="t22.B5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13">70 Sv/h</text:p>
          </table:table-cell>
          <table:table-cell table:style-name="t22.B5" office:value-type="string">
            <text:p text:style-name="P21">$22-32</text:p>
          </table:table-cell>
          <table:table-cell table:style-name="t22.B5" office:value-type="string">
            <text:p text:style-name="P21">$22-42</text:p>
          </table:table-cell>
          <table:table-cell table:style-name="t22.B5" office:value-type="string">
            <text:p text:style-name="P21">$22-52</text:p>
          </table:table-cell>
          <table:table-cell table:style-name="t22.B5" office:value-type="string">
            <text:p text:style-name="P21">$22-62</text:p>
          </table:table-cell>
          <table:table-cell table:style-name="t22.B5" office:value-type="string">
            <text:p text:style-name="P21">$22-72</text:p>
          </table:table-cell>
          <table:table-cell table:style-name="t22.B5" office:value-type="string">
            <text:p text:style-name="P21">$22-82</text:p>
          </table:table-cell>
          <table:table-cell table:style-name="t22.B5" office:value-type="string">
            <text:p text:style-name="P21">$22-02</text:p>
          </table:table-cell>
          <table:table-cell table:style-name="t22.B5" office:value-type="string">
            <text:p text:style-name="P21">$22-12</text:p>
          </table:table-cell>
          <table:table-cell table:style-name="t22.B5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13">0.7 mSv/h</text:p>
          </table:table-cell>
          <table:table-cell table:style-name="t22.B5" office:value-type="string">
            <text:p text:style-name="P21">$22-33</text:p>
          </table:table-cell>
          <table:table-cell table:style-name="t22.B5" office:value-type="string">
            <text:p text:style-name="P21">$22-43</text:p>
          </table:table-cell>
          <table:table-cell table:style-name="t22.B5" office:value-type="string">
            <text:p text:style-name="P21">$22-53</text:p>
          </table:table-cell>
          <table:table-cell table:style-name="t22.B5" office:value-type="string">
            <text:p text:style-name="P21">$22-63</text:p>
          </table:table-cell>
          <table:table-cell table:style-name="t22.B5" office:value-type="string">
            <text:p text:style-name="P21">$22-73</text:p>
          </table:table-cell>
          <table:table-cell table:style-name="t22.B5" office:value-type="string">
            <text:p text:style-name="P21">$22-83</text:p>
          </table:table-cell>
          <table:table-cell table:style-name="t22.B5" office:value-type="string">
            <text:p text:style-name="P21">$22-03</text:p>
          </table:table-cell>
          <table:table-cell table:style-name="t22.B5" office:value-type="string">
            <text:p text:style-name="P21">$22-13</text:p>
          </table:table-cell>
          <table:table-cell table:style-name="t22.B5" office:value-type="string">
            <text:p text:style-name="P21">$22-23</text:p>
          </table:table-cell>
          <table:covered-table-cell/>
        </table:table-row>
        <table:table-row>
          <table:table-cell table:style-name="t22.A5" office:value-type="string">
            <text:p text:style-name="P13">7,0 mSv/h</text:p>
          </table:table-cell>
          <table:table-cell table:style-name="t22.B5" office:value-type="string">
            <text:p text:style-name="P21">$22-34</text:p>
          </table:table-cell>
          <table:table-cell table:style-name="t22.B5" office:value-type="string">
            <text:p text:style-name="P21">$22-44</text:p>
          </table:table-cell>
          <table:table-cell table:style-name="t22.B5" office:value-type="string">
            <text:p text:style-name="P21">$22-54</text:p>
          </table:table-cell>
          <table:table-cell table:style-name="t22.B5" office:value-type="string">
            <text:p text:style-name="P21">$22-64</text:p>
          </table:table-cell>
          <table:table-cell table:style-name="t22.B5" office:value-type="string">
            <text:p text:style-name="P21">$22-74</text:p>
          </table:table-cell>
          <table:table-cell table:style-name="t22.B5" office:value-type="string">
            <text:p text:style-name="P21">$22-84</text:p>
          </table:table-cell>
          <table:table-cell table:style-name="t22.B5" office:value-type="string">
            <text:p text:style-name="P21">$22-04</text:p>
          </table:table-cell>
          <table:table-cell table:style-name="t22.B5" office:value-type="string">
            <text:p text:style-name="P21">$22-14</text:p>
          </table:table-cell>
          <table:table-cell table:style-name="t22.B5" office:value-type="string">
            <text:p text:style-name="P21">$22-24</text:p>
          </table:table-cell>
          <table:covered-table-cell/>
        </table:table-row>
        <table:table-row>
          <table:table-cell table:style-name="t22.A10" office:value-type="string">
            <text:p text:style-name="P13">20 mSv/h</text:p>
          </table:table-cell>
          <table:table-cell table:style-name="t22.B10" office:value-type="string">
            <text:p text:style-name="P21">$22-35</text:p>
          </table:table-cell>
          <table:table-cell table:style-name="t22.B10" office:value-type="string">
            <text:p text:style-name="P21">$22-45</text:p>
          </table:table-cell>
          <table:table-cell table:style-name="t22.B10" office:value-type="string">
            <text:p text:style-name="P21">$22-55</text:p>
          </table:table-cell>
          <table:table-cell table:style-name="t22.B10" office:value-type="string">
            <text:p text:style-name="P21">$22-65</text:p>
          </table:table-cell>
          <table:table-cell table:style-name="t22.B10" office:value-type="string">
            <text:p text:style-name="P21">$22-75</text:p>
          </table:table-cell>
          <table:table-cell table:style-name="t22.B10" office:value-type="string">
            <text:p text:style-name="P21">$22-85</text:p>
          </table:table-cell>
          <table:table-cell table:style-name="t22.B10" office:value-type="string">
            <text:p text:style-name="P21">$22-05</text:p>
          </table:table-cell>
          <table:table-cell table:style-name="t22.B10" office:value-type="string">
            <text:p text:style-name="P21">$22-15</text:p>
          </table:table-cell>
          <table:table-cell table:style-name="t22.B10" office:value-type="string">
            <text:p text:style-name="P21">$22-25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Calibrated by:</text:p>
          </table:table-cell>
          <table:table-cell table:style-name="Таблица1.A1" office:value-type="string">
            <text:p text:style-name="P34">$calibrat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1"/>
          </table:table-cell>
          <table:table-cell table:style-name="Таблица1.C2" office:value-type="string">
            <text:p text:style-name="P36">(signature)</text:p>
          </table:table-cell>
        </table:table-row>
        <table:table-row>
          <table:table-cell table:style-name="Таблица1.A1" office:value-type="string">
            <text:p text:style-name="P33">Technical control:</text:p>
          </table:table-cell>
          <table:table-cell table:style-name="Таблица1.A1" office:value-type="string">
            <text:p text:style-name="P35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36">(signature)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4937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1:46:01.76</dc:date>
    <meta:print-date>2019-04-03T15:18:00</meta:print-date>
    <meta:editing-cycles>127</meta:editing-cycles>
    <meta:editing-duration>PT9H27M24S</meta:editing-duration>
    <meta:generator>OpenOffice/4.1.6$Win32 OpenOffice.org_project/416m1$Build-9790</meta:generator>
    <meta:document-statistic meta:table-count="82" meta:image-count="1" meta:object-count="0" meta:page-count="10" meta:paragraph-count="1813" meta:word-count="3430" meta:character-count="18635"/>
  </office:meta>
</office:document-meta>
</file>